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8.04pt"/>
    </style:style>
    <style:style style:name="co2" style:family="table-column">
      <style:table-column-properties fo:break-before="auto" style:column-width="183.66pt"/>
    </style:style>
    <style:style style:name="co3" style:family="table-column">
      <style:table-column-properties fo:break-before="auto" style:column-width="99.81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68.94pt"/>
    </style:style>
    <style:style style:name="co6" style:family="table-column">
      <style:table-column-properties fo:break-before="auto" style:column-width="232.41pt"/>
    </style:style>
    <style:style style:name="co7" style:family="table-column">
      <style:table-column-properties fo:break-before="auto" style:column-width="290.49pt"/>
    </style:style>
    <style:style style:name="co8" style:family="table-column">
      <style:table-column-properties fo:break-before="auto" style:column-width="65.54pt"/>
    </style:style>
    <style:style style:name="co9" style:family="table-column">
      <style:table-column-properties fo:break-before="auto" style:column-width="204.8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 style:data-style-name="N4"/>
    <style:style style:name="ce6" style:family="table-cell" style:parent-style-name="Default" style:data-style-name="N4">
      <style:table-cell-properties fo:border-bottom="none" fo:border-left="none" fo:border-right="none" fo:border-top="0.06pt solid #000000"/>
    </style:style>
    <style:style style:name="ce7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" style:family="table-cell" style:parent-style-name="Default" style:data-style-name="N121"/>
    <style:style style:name="ce12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13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14" style:family="table-cell" style:parent-style-name="Default" style:data-style-name="N121">
      <style:map style:condition="cell-content()&lt;[$Sheet1.$C$2] - 0.000001" style:apply-style-name="Untitled1" style:base-cell-address="Sheet1.D2"/>
    </style:style>
    <style:style style:name="ce15" style:family="table-cell" style:parent-style-name="Default" style:data-style-name="N121">
      <style:table-cell-properties fo:border-bottom="none" fo:border-left="none" fo:border-right="none" fo:border-top="0.06pt solid #000000"/>
      <style:map style:condition="cell-content()&lt;[$Sheet1.$C$2] - 0.000001" style:apply-style-name="Untitled1" style:base-cell-address="Sheet1.D2"/>
    </style:style>
    <style:style style:name="ce16" style:family="table-cell" style:parent-style-name="Default" style:data-style-name="N121">
      <style:table-cell-properties fo:border-bottom="0.06pt solid #000000" fo:border-left="none" fo:border-right="none" fo:border-top="none"/>
      <style:text-properties fo:font-weight="bold" style:font-weight-asian="bold" style:font-weight-complex="bold"/>
      <style:map style:condition="cell-content()&lt;[$Sheet1.$C$2] - 0.000001" style:apply-style-name="Untitled1" style:base-cell-address="Sheet1.D2"/>
    </style:style>
    <style:style style:name="ce17" style:family="table-cell" style:parent-style-name="Default" style:data-style-name="N121">
      <style:table-cell-properties fo:border-bottom="0.06pt solid #000000" fo:border-left="none" fo:border-right="none" fo:border-top="none"/>
      <style:map style:condition="cell-content()&lt;[$Sheet1.$C$2] - 0.000001" style:apply-style-name="Untitled1" style:base-cell-address="Sheet1.D2"/>
    </style:style>
    <style:style style:name="ce18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1">
      <style:text-properties fo:font-weight="bold" style:font-weight-asian="bold" style:font-weight-complex="bold"/>
    </style:style>
    <style:style style:name="ce9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tamp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Solver_Time</text:p>
          </table:table-cell>
          <table:table-cell office:value-type="string" calcext:value-type="string">
            <text:p>Overall_Time</text:p>
          </table:table-cell>
          <table:table-cell office:value-type="string" calcext:value-type="string">
            <text:p>Solver_Info</text:p>
          </table:table-cell>
          <table:table-cell office:value-type="string" calcext:value-type="string">
            <text:p>Method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asturbine_engine, R: 1</text:p>
          </table:table-cell>
          <table:table-cell office:value-type="string" calcext:value-type="string">
            <text:p>2020.04.10. Friday 23:26:29 id:2313</text:p>
          </table:table-cell>
          <table:table-cell office:value-type="float" office:value="0.942031477412701" calcext:value-type="float">
            <text:p>0.94203</text:p>
          </table:table-cell>
          <table:table-cell table:style-name="ce14" office:value-type="float" office:value="1.64828154442235" calcext:value-type="float">
            <text:p>1.64828</text:p>
          </table:table-cell>
          <table:table-cell office:value-type="float" office:value="0" calcext:value-type="float">
            <text:p>0</text:p>
          </table:table-cell>
          <table:table-cell office:value-type="float" office:value="1.308531" calcext:value-type="float">
            <text:p>1.308531</text:p>
          </table:table-cell>
          <table:table-cell office:value-type="string" calcext:value-type="string">
            <text:p>[no info]</text:p>
          </table:table-cell>
          <table:table-cell office:value-type="string" calcext:value-type="string">
            <text:p>Robust Control Toolbox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asturbine_engine, R: 1</text:p>
          </table:table-cell>
          <table:table-cell office:value-type="string" calcext:value-type="string">
            <text:p>2020.04.10. Friday 23:26:31 id:2313</text:p>
          </table:table-cell>
          <table:table-cell/>
          <table:table-cell table:style-name="ce14" office:value-type="float" office:value="0.942914507412842" calcext:value-type="float">
            <text:p>0.94291</text:p>
          </table:table-cell>
          <table:table-cell office:value-type="float" office:value="0" calcext:value-type="float">
            <text:p>0</text:p>
          </table:table-cell>
          <table:table-cell office:value-type="float" office:value="0.396153" calcext:value-type="float">
            <text:p>0.396153</text:p>
          </table:table-cell>
          <table:table-cell office:value-type="string" calcext:value-type="string">
            <text:p>pgrid (5x5x5)x(2x2x2)</text:p>
          </table:table-cell>
          <table:table-cell office:value-type="string" calcext:value-type="string">
            <text:p>LPVTools - grid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asturbine_engine, R: 1</text:p>
          </table:table-cell>
          <table:table-cell office:value-type="string" calcext:value-type="string">
            <text:p>2020.04.10. Friday 23:26:32 id:2313</text:p>
          </table:table-cell>
          <table:table-cell/>
          <table:table-cell table:style-name="ce14" office:value-type="float" office:value="0.942031479764354" calcext:value-type="float">
            <text:p>0.94203</text:p>
          </table:table-cell>
          <table:table-cell office:value-type="float" office:value="0.017551" calcext:value-type="float">
            <text:p>0.017551</text:p>
          </table:table-cell>
          <table:table-cell office:value-type="float" office:value="1.243617" calcext:value-type="float">
            <text:p>1.243617</text:p>
          </table:table-cell>
          <table:table-cell office:value-type="string" calcext:value-type="string">
            <text:p>5, Successfully solved (MOSEK)</text:p>
          </table:table-cell>
          <table:table-cell office:value-type="string" calcext:value-type="string">
            <text:p>Req grid for T=Inf, delta=0: Inf (Wu, 1995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asturbine_engine, R: 1</text:p>
          </table:table-cell>
          <table:table-cell office:value-type="string" calcext:value-type="string">
            <text:p>2020.04.10. Friday 23:26:33 id:2313</text:p>
          </table:table-cell>
          <table:table-cell/>
          <table:table-cell table:style-name="ce14" office:value-type="float" office:value="0.942031482520052" calcext:value-type="float">
            <text:p>0.94203</text:p>
          </table:table-cell>
          <table:table-cell office:value-type="float" office:value="0.039255" calcext:value-type="float">
            <text:p>0.039255</text:p>
          </table:table-cell>
          <table:table-cell office:value-type="float" office:value="1.278882" calcext:value-type="float">
            <text:p>1.278882</text:p>
          </table:table-cell>
          <table:table-cell office:value-type="string" calcext:value-type="string">
            <text:p>15, Successfully solved (MOSEK)</text:p>
          </table:table-cell>
          <table:table-cell office:value-type="string" calcext:value-type="string">
            <text:p>Req grid for T=Inf, delta=0: Inf (Wu, 1995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asturbine_engine, R: 1</text:p>
          </table:table-cell>
          <table:table-cell office:value-type="string" calcext:value-type="string">
            <text:p>2020.04.10. Friday 23:26:36 id:2313</text:p>
          </table:table-cell>
          <table:table-cell/>
          <table:table-cell table:style-name="ce14" office:value-type="float" office:value="0.942100564972849" calcext:value-type="float">
            <text:p>0.94210</text:p>
          </table:table-cell>
          <table:table-cell office:value-type="float" office:value="0.670918" calcext:value-type="float">
            <text:p>0.670918</text:p>
          </table:table-cell>
          <table:table-cell office:value-type="float" office:value="2.297059" calcext:value-type="float">
            <text:p>2.297059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prim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asturbine_engine, R: 1</text:p>
          </table:table-cell>
          <table:table-cell office:value-type="string" calcext:value-type="string">
            <text:p>2020.04.10. Friday 23:26:38 id:2313</text:p>
          </table:table-cell>
          <table:table-cell/>
          <table:table-cell table:style-name="ce14" office:value-type="float" office:value="0.942108148617209" calcext:value-type="float">
            <text:p>0.94211</text:p>
          </table:table-cell>
          <table:table-cell office:value-type="float" office:value="0.179632" calcext:value-type="float">
            <text:p>0.179632</text:p>
          </table:table-cell>
          <table:table-cell office:value-type="float" office:value="1.705559" calcext:value-type="float">
            <text:p>1.705559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dual condensed LMI form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asturbine_engine, R: 1</text:p>
          </table:table-cell>
          <table:table-cell office:value-type="string" calcext:value-type="string">
            <text:p>2020.04.10. Friday 23:26:40 id:2313</text:p>
          </table:table-cell>
          <table:table-cell/>
          <table:table-cell table:style-name="ce14" office:value-type="float" office:value="0.942108148617209" calcext:value-type="float">
            <text:p>0.94211</text:p>
          </table:table-cell>
          <table:table-cell office:value-type="float" office:value="0.328664" calcext:value-type="float">
            <text:p>0.328664</text:p>
          </table:table-cell>
          <table:table-cell office:value-type="float" office:value="1.858024" calcext:value-type="float">
            <text:p>1.858024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dual explicit LMI form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asturbine_engine, R: 1</text:p>
          </table:table-cell>
          <table:table-cell office:value-type="string" calcext:value-type="string">
            <text:p>2020.04.10. Friday 23:26:41 id:2313</text:p>
          </table:table-cell>
          <table:table-cell/>
          <table:table-cell table:style-name="ce14" office:value-type="float" office:value="0.944567602756851" calcext:value-type="float">
            <text:p>0.94457</text:p>
          </table:table-cell>
          <table:table-cell office:value-type="float" office:value="0" calcext:value-type="float">
            <text:p>0</text:p>
          </table:table-cell>
          <table:table-cell office:value-type="float" office:value="1.445457" calcext:value-type="float">
            <text:p>1.445457</text:p>
          </table:table-cell>
          <table:table-cell office:value-type="string" calcext:value-type="string">
            <text:p>Pole: [-1], Length: [2], Relax: 1, Active: 1</text:p>
          </table:table-cell>
          <table:table-cell office:value-type="string" calcext:value-type="string">
            <text:p>IQCToolbox - ltv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asturbine_engine, R: 1</text:p>
          </table:table-cell>
          <table:table-cell office:value-type="string" calcext:value-type="string">
            <text:p>2020.04.10. Friday 23:26:45 id:2313</text:p>
          </table:table-cell>
          <table:table-cell/>
          <table:table-cell table:style-name="ce14" office:value-type="float" office:value="0.945191016155451" calcext:value-type="float">
            <text:p>0.94519</text:p>
          </table:table-cell>
          <table:table-cell office:value-type="float" office:value="0" calcext:value-type="float">
            <text:p>0</text:p>
          </table:table-cell>
          <table:table-cell office:value-type="float" office:value="2.959906" calcext:value-type="float">
            <text:p>2.959906</text:p>
          </table:table-cell>
          <table:table-cell office:value-type="string" calcext:value-type="string">
            <text:p>tvreal, lpvnorm</text:p>
          </table:table-cell>
          <table:table-cell office:value-type="string" calcext:value-type="string">
            <text:p>LPVTools - LFT/IQC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asturbine_engine, R: 1</text:p>
          </table:table-cell>
          <table:table-cell office:value-type="string" calcext:value-type="string">
            <text:p>2020.04.10. Friday 23:26:50 id:2313</text:p>
          </table:table-cell>
          <table:table-cell office:value-type="float" office:value="0.941758019697085" calcext:value-type="float">
            <text:p>0.94176</text:p>
          </table:table-cell>
          <table:table-cell table:style-name="ce14" office:value-type="float" office:value="0.945191016155451" calcext:value-type="float">
            <text:p>0.94519</text:p>
          </table:table-cell>
          <table:table-cell office:value-type="float" office:value="0" calcext:value-type="float">
            <text:p>0</text:p>
          </table:table-cell>
          <table:table-cell office:value-type="float" office:value="4.948655" calcext:value-type="float">
            <text:p>4.948655</text:p>
          </table:table-cell>
          <table:table-cell office:value-type="string" calcext:value-type="string">
            <text:p>tvreal, lpvwcgain</text:p>
          </table:table-cell>
          <table:table-cell office:value-type="string" calcext:value-type="string">
            <text:p>LPVTools - LFT/IQC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asturbine_engine, R: 1</text:p>
          </table:table-cell>
          <table:table-cell office:value-type="string" calcext:value-type="string">
            <text:p>2020.04.10. Friday 23:26:59 id:2313</text:p>
          </table:table-cell>
          <table:table-cell/>
          <table:table-cell table:style-name="ce14" office:value-type="float" office:value="0.942031475464013" calcext:value-type="float">
            <text:p>0.94203</text:p>
          </table:table-cell>
          <table:table-cell office:value-type="float" office:value="3.348187" calcext:value-type="float">
            <text:p>3.348187</text:p>
          </table:table-cell>
          <table:table-cell office:value-type="float" office:value="9.292463" calcext:value-type="float">
            <text:p>9.292463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Polytopic a. with Finsler (old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asturbine_engine, R: 1</text:p>
          </table:table-cell>
          <table:table-cell office:value-type="string" calcext:value-type="string">
            <text:p>2020.04.10. Friday 23:27:15 id:2313</text:p>
          </table:table-cell>
          <table:table-cell/>
          <table:table-cell table:style-name="ce14" office:value-type="float" office:value="0.94203147583124" calcext:value-type="float">
            <text:p>0.94203</text:p>
          </table:table-cell>
          <table:table-cell office:value-type="float" office:value="2.347514" calcext:value-type="float">
            <text:p>2.347514</text:p>
          </table:table-cell>
          <table:table-cell office:value-type="float" office:value="15.858424" calcext:value-type="float">
            <text:p>15.858424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Polytopic a. with Finsler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gasturbine_engine, R: 10</text:p>
          </table:table-cell>
          <table:table-cell table:style-name="ce8" office:value-type="string" calcext:value-type="string">
            <text:p>2020.04.10. Friday 23:37:19 id:2315</text:p>
          </table:table-cell>
          <table:table-cell table:style-name="ce12" office:value-type="float" office:value="0.942031477412701" calcext:value-type="float">
            <text:p>0.94203</text:p>
          </table:table-cell>
          <table:table-cell table:style-name="ce15" office:value-type="float" office:value="1.64828154442235" calcext:value-type="float">
            <text:p>1.6482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.354221" calcext:value-type="float">
            <text:p>1.354221</text:p>
          </table:table-cell>
          <table:table-cell table:style-name="ce8" office:value-type="string" calcext:value-type="string">
            <text:p>[no info]</text:p>
          </table:table-cell>
          <table:table-cell table:style-name="ce8" office:value-type="string" calcext:value-type="string">
            <text:p>Robust Control Toolbox</text:p>
          </table:table-cell>
          <table:table-cell table:style-name="ce8" table:number-columns-repeated="1016"/>
        </table:table-row>
        <table:table-row table:style-name="ro1">
          <table:table-cell table:style-name="ce2" office:value-type="string" calcext:value-type="string">
            <text:p>gasturbine_engine, R: 10</text:p>
          </table:table-cell>
          <table:table-cell office:value-type="string" calcext:value-type="string">
            <text:p>2020.04.10. Friday 23:37:20 id:2315</text:p>
          </table:table-cell>
          <table:table-cell/>
          <table:table-cell table:style-name="ce14" office:value-type="float" office:value="0.942096167340746" calcext:value-type="float">
            <text:p>0.94210</text:p>
          </table:table-cell>
          <table:table-cell office:value-type="float" office:value="0" calcext:value-type="float">
            <text:p>0</text:p>
          </table:table-cell>
          <table:table-cell office:value-type="float" office:value="0.408402" calcext:value-type="float">
            <text:p>0.408402</text:p>
          </table:table-cell>
          <table:table-cell office:value-type="string" calcext:value-type="string">
            <text:p>pgrid (5x5x5)x(2x2x2)</text:p>
          </table:table-cell>
          <table:table-cell office:value-type="string" calcext:value-type="string">
            <text:p>LPVTools - grid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asturbine_engine, R: 10</text:p>
          </table:table-cell>
          <table:table-cell office:value-type="string" calcext:value-type="string">
            <text:p>2020.04.10. Friday 23:37:22 id:2315</text:p>
          </table:table-cell>
          <table:table-cell/>
          <table:table-cell table:style-name="ce14" office:value-type="float" office:value="0.942031491402522" calcext:value-type="float">
            <text:p>0.94203</text:p>
          </table:table-cell>
          <table:table-cell office:value-type="float" office:value="0.015418" calcext:value-type="float">
            <text:p>0.015418</text:p>
          </table:table-cell>
          <table:table-cell office:value-type="float" office:value="1.195709" calcext:value-type="float">
            <text:p>1.195709</text:p>
          </table:table-cell>
          <table:table-cell office:value-type="string" calcext:value-type="string">
            <text:p>5, Successfully solved (MOSEK)</text:p>
          </table:table-cell>
          <table:table-cell office:value-type="string" calcext:value-type="string">
            <text:p>Req grid for T=Inf, delta=0: Inf (Wu, 1995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asturbine_engine, R: 10</text:p>
          </table:table-cell>
          <table:table-cell office:value-type="string" calcext:value-type="string">
            <text:p>2020.04.10. Friday 23:37:23 id:2315</text:p>
          </table:table-cell>
          <table:table-cell/>
          <table:table-cell table:style-name="ce14" office:value-type="float" office:value="0.942031489884456" calcext:value-type="float">
            <text:p>0.94203</text:p>
          </table:table-cell>
          <table:table-cell office:value-type="float" office:value="0.052539" calcext:value-type="float">
            <text:p>0.052539</text:p>
          </table:table-cell>
          <table:table-cell office:value-type="float" office:value="1.275127" calcext:value-type="float">
            <text:p>1.275127</text:p>
          </table:table-cell>
          <table:table-cell office:value-type="string" calcext:value-type="string">
            <text:p>15, Successfully solved (MOSEK)</text:p>
          </table:table-cell>
          <table:table-cell office:value-type="string" calcext:value-type="string">
            <text:p>Req grid for T=Inf, delta=0: Inf (Wu, 1995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asturbine_engine, R: 10</text:p>
          </table:table-cell>
          <table:table-cell office:value-type="string" calcext:value-type="string">
            <text:p>2020.04.10. Friday 23:37:26 id:2315</text:p>
          </table:table-cell>
          <table:table-cell/>
          <table:table-cell table:style-name="ce14" office:value-type="float" office:value="0.953123881859056" calcext:value-type="float">
            <text:p>0.95312</text:p>
          </table:table-cell>
          <table:table-cell office:value-type="float" office:value="0.87746" calcext:value-type="float">
            <text:p>0.87746</text:p>
          </table:table-cell>
          <table:table-cell office:value-type="float" office:value="2.469146" calcext:value-type="float">
            <text:p>2.469146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prima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asturbine_engine, R: 10</text:p>
          </table:table-cell>
          <table:table-cell office:value-type="string" calcext:value-type="string">
            <text:p>2020.04.10. Friday 23:37:28 id:2315</text:p>
          </table:table-cell>
          <table:table-cell/>
          <table:table-cell table:style-name="ce14" office:value-type="float" office:value="0.952603618455337" calcext:value-type="float">
            <text:p>0.95260</text:p>
          </table:table-cell>
          <table:table-cell office:value-type="float" office:value="0.185505" calcext:value-type="float">
            <text:p>0.185505</text:p>
          </table:table-cell>
          <table:table-cell office:value-type="float" office:value="1.707546" calcext:value-type="float">
            <text:p>1.707546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dual condensed LMI form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asturbine_engine, R: 10</text:p>
          </table:table-cell>
          <table:table-cell office:value-type="string" calcext:value-type="string">
            <text:p>2020.04.10. Friday 23:37:30 id:2315</text:p>
          </table:table-cell>
          <table:table-cell/>
          <table:table-cell table:style-name="ce14" office:value-type="float" office:value="0.952603618455337" calcext:value-type="float">
            <text:p>0.95260</text:p>
          </table:table-cell>
          <table:table-cell office:value-type="float" office:value="0.811478" calcext:value-type="float">
            <text:p>0.811478</text:p>
          </table:table-cell>
          <table:table-cell office:value-type="float" office:value="2.271207" calcext:value-type="float">
            <text:p>2.271207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dual explicit LMI form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asturbine_engine, R: 10</text:p>
          </table:table-cell>
          <table:table-cell office:value-type="string" calcext:value-type="string">
            <text:p>2020.04.10. Friday 23:37:32 id:2315</text:p>
          </table:table-cell>
          <table:table-cell/>
          <table:table-cell table:style-name="ce14" office:value-type="float" office:value="0.960015925453968" calcext:value-type="float">
            <text:p>0.96002</text:p>
          </table:table-cell>
          <table:table-cell office:value-type="float" office:value="0" calcext:value-type="float">
            <text:p>0</text:p>
          </table:table-cell>
          <table:table-cell office:value-type="float" office:value="1.795556" calcext:value-type="float">
            <text:p>1.795556</text:p>
          </table:table-cell>
          <table:table-cell office:value-type="string" calcext:value-type="string">
            <text:p>Pole: [-1], Length: [2], Relax: 1, Active: 1</text:p>
          </table:table-cell>
          <table:table-cell office:value-type="string" calcext:value-type="string">
            <text:p>IQCToolbox - ltv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asturbine_engine, R: 10</text:p>
          </table:table-cell>
          <table:table-cell office:value-type="string" calcext:value-type="string">
            <text:p>2020.04.10. Friday 23:37:36 id:2315</text:p>
          </table:table-cell>
          <table:table-cell/>
          <table:table-cell table:style-name="ce14" office:value-type="float" office:value="0.959720045126855" calcext:value-type="float">
            <text:p>0.95972</text:p>
          </table:table-cell>
          <table:table-cell office:value-type="float" office:value="0" calcext:value-type="float">
            <text:p>0</text:p>
          </table:table-cell>
          <table:table-cell office:value-type="float" office:value="3.442377" calcext:value-type="float">
            <text:p>3.442377</text:p>
          </table:table-cell>
          <table:table-cell office:value-type="string" calcext:value-type="string">
            <text:p>tvreal, lpvnorm</text:p>
          </table:table-cell>
          <table:table-cell office:value-type="string" calcext:value-type="string">
            <text:p>LPVTools - LFT/IQC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asturbine_engine, R: 10</text:p>
          </table:table-cell>
          <table:table-cell office:value-type="string" calcext:value-type="string">
            <text:p>2020.04.10. Friday 23:37:41 id:2315</text:p>
          </table:table-cell>
          <table:table-cell office:value-type="float" office:value="0.941758019697085" calcext:value-type="float">
            <text:p>0.94176</text:p>
          </table:table-cell>
          <table:table-cell table:style-name="ce14" office:value-type="float" office:value="0.959720045126855" calcext:value-type="float">
            <text:p>0.95972</text:p>
          </table:table-cell>
          <table:table-cell office:value-type="float" office:value="0" calcext:value-type="float">
            <text:p>0</text:p>
          </table:table-cell>
          <table:table-cell office:value-type="float" office:value="5.412579" calcext:value-type="float">
            <text:p>5.412579</text:p>
          </table:table-cell>
          <table:table-cell office:value-type="string" calcext:value-type="string">
            <text:p>tvreal, lpvwcgain</text:p>
          </table:table-cell>
          <table:table-cell office:value-type="string" calcext:value-type="string">
            <text:p>LPVTools - LFT/IQC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asturbine_engine, R: 10</text:p>
          </table:table-cell>
          <table:table-cell office:value-type="string" calcext:value-type="string">
            <text:p>2020.04.10. Friday 23:37:51 id:2315</text:p>
          </table:table-cell>
          <table:table-cell/>
          <table:table-cell table:style-name="ce14" office:value-type="float" office:value="0.942031477231332" calcext:value-type="float">
            <text:p>0.94203</text:p>
          </table:table-cell>
          <table:table-cell office:value-type="float" office:value="4.026489" calcext:value-type="float">
            <text:p>4.026489</text:p>
          </table:table-cell>
          <table:table-cell office:value-type="float" office:value="10.047874" calcext:value-type="float">
            <text:p>10.047874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Polytopic a. with Finsler (old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asturbine_engine, R: 10</text:p>
          </table:table-cell>
          <table:table-cell office:value-type="string" calcext:value-type="string">
            <text:p>2020.04.10. Friday 23:38:07 id:2315</text:p>
          </table:table-cell>
          <table:table-cell/>
          <table:table-cell table:style-name="ce14" office:value-type="float" office:value="0.942031474668614" calcext:value-type="float">
            <text:p>0.94203</text:p>
          </table:table-cell>
          <table:table-cell office:value-type="float" office:value="2.210005" calcext:value-type="float">
            <text:p>2.210005</text:p>
          </table:table-cell>
          <table:table-cell office:value-type="float" office:value="15.806314" calcext:value-type="float">
            <text:p>15.806314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Polytopic a. with Finsler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10"/>
          <table:table-cell table:style-name="ce13"/>
          <table:table-cell table:style-name="ce16" office:value-type="float" office:value="0.9462" calcext:value-type="float">
            <text:p>0.94620</text:p>
          </table:table-cell>
          <table:table-cell table:style-name="ce18" table:number-columns-repeated="2"/>
          <table:table-cell table:style-name="ce18" office:value-type="string" calcext:value-type="string">
            <text:p>Second order P</text:p>
          </table:table-cell>
          <table:table-cell table:style-name="ce18" office:value-type="string" calcext:value-type="string">
            <text:p>Wu and Prajna 2005, SOS approach</text:p>
          </table:table-cell>
          <table:table-cell table:style-name="ce10" table:number-columns-repeated="1016"/>
        </table:table-row>
        <table:table-row table:style-name="ro1">
          <table:table-cell office:value-type="string" calcext:value-type="string">
            <text:p>gasturbine_engine, R: 100</text:p>
          </table:table-cell>
          <table:table-cell office:value-type="string" calcext:value-type="string">
            <text:p>2020.04.10. Friday 23:15:44 id:2311</text:p>
          </table:table-cell>
          <table:table-cell office:value-type="float" office:value="0.942031477412701" calcext:value-type="float">
            <text:p>0.94203</text:p>
          </table:table-cell>
          <table:table-cell table:style-name="ce14" office:value-type="float" office:value="1.64828154442235" calcext:value-type="float">
            <text:p>1.64828</text:p>
          </table:table-cell>
          <table:table-cell office:value-type="float" office:value="0" calcext:value-type="float">
            <text:p>0</text:p>
          </table:table-cell>
          <table:table-cell office:value-type="float" office:value="1.35894" calcext:value-type="float">
            <text:p>1.35894</text:p>
          </table:table-cell>
          <table:table-cell office:value-type="string" calcext:value-type="string">
            <text:p>[no info]</text:p>
          </table:table-cell>
          <table:table-cell office:value-type="string" calcext:value-type="string">
            <text:p>Robust Control Toolbo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</text:p>
          </table:table-cell>
          <table:table-cell office:value-type="string" calcext:value-type="string">
            <text:p>2020.04.10. Friday 23:15:46 id:2311</text:p>
          </table:table-cell>
          <table:table-cell/>
          <table:table-cell table:style-name="ce14" office:value-type="float" office:value="0.955779587841023" calcext:value-type="float">
            <text:p>0.95578</text:p>
          </table:table-cell>
          <table:table-cell office:value-type="float" office:value="0" calcext:value-type="float">
            <text:p>0</text:p>
          </table:table-cell>
          <table:table-cell office:value-type="float" office:value="0.426152" calcext:value-type="float">
            <text:p>0.426152</text:p>
          </table:table-cell>
          <table:table-cell office:value-type="string" calcext:value-type="string">
            <text:p>pgrid (5x5x5)x(2x2x2)</text:p>
          </table:table-cell>
          <table:table-cell office:value-type="string" calcext:value-type="string">
            <text:p>LPVTools - gri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</text:p>
          </table:table-cell>
          <table:table-cell office:value-type="string" calcext:value-type="string">
            <text:p>2020.04.10. Friday 23:15:47 id:2311</text:p>
          </table:table-cell>
          <table:table-cell/>
          <table:table-cell table:style-name="ce14" office:value-type="float" office:value="0.953463520172424" calcext:value-type="float">
            <text:p>0.95346</text:p>
          </table:table-cell>
          <table:table-cell office:value-type="float" office:value="0.018979" calcext:value-type="float">
            <text:p>0.018979</text:p>
          </table:table-cell>
          <table:table-cell office:value-type="float" office:value="1.217375" calcext:value-type="float">
            <text:p>1.217375</text:p>
          </table:table-cell>
          <table:table-cell office:value-type="string" calcext:value-type="string">
            <text:p>5, Successfully solved (MOSEK)</text:p>
          </table:table-cell>
          <table:table-cell office:value-type="string" calcext:value-type="string">
            <text:p>Req grid for T=Inf, delta=0: Inf (Wu, 199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</text:p>
          </table:table-cell>
          <table:table-cell office:value-type="string" calcext:value-type="string">
            <text:p>2020.04.10. Friday 23:15:48 id:2311</text:p>
          </table:table-cell>
          <table:table-cell/>
          <table:table-cell table:style-name="ce14" office:value-type="float" office:value="0.953951681885629" calcext:value-type="float">
            <text:p>0.95395</text:p>
          </table:table-cell>
          <table:table-cell office:value-type="float" office:value="0.0644" calcext:value-type="float">
            <text:p>0.0644</text:p>
          </table:table-cell>
          <table:table-cell office:value-type="float" office:value="1.317003" calcext:value-type="float">
            <text:p>1.317003</text:p>
          </table:table-cell>
          <table:table-cell office:value-type="string" calcext:value-type="string">
            <text:p>15, Successfully solved (MOSEK)</text:p>
          </table:table-cell>
          <table:table-cell office:value-type="string" calcext:value-type="string">
            <text:p>Req grid for T=Inf, delta=0: Inf (Wu, 199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</text:p>
          </table:table-cell>
          <table:table-cell office:value-type="string" calcext:value-type="string">
            <text:p>2020.04.10. Friday 23:15:51 id:2311</text:p>
          </table:table-cell>
          <table:table-cell/>
          <table:table-cell table:style-name="ce14" office:value-type="float" office:value="0.958923775724556" calcext:value-type="float">
            <text:p>0.95892</text:p>
          </table:table-cell>
          <table:table-cell office:value-type="float" office:value="0.777996" calcext:value-type="float">
            <text:p>0.777996</text:p>
          </table:table-cell>
          <table:table-cell office:value-type="float" office:value="2.438278" calcext:value-type="float">
            <text:p>2.438278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prim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</text:p>
          </table:table-cell>
          <table:table-cell office:value-type="string" calcext:value-type="string">
            <text:p>2020.04.10. Friday 23:15:53 id:2311</text:p>
          </table:table-cell>
          <table:table-cell/>
          <table:table-cell table:style-name="ce14" office:value-type="float" office:value="0.958924649259189" calcext:value-type="float">
            <text:p>0.95892</text:p>
          </table:table-cell>
          <table:table-cell office:value-type="float" office:value="0.173049" calcext:value-type="float">
            <text:p>0.173049</text:p>
          </table:table-cell>
          <table:table-cell office:value-type="float" office:value="1.671664" calcext:value-type="float">
            <text:p>1.671664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dual condensed LMI for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</text:p>
          </table:table-cell>
          <table:table-cell office:value-type="string" calcext:value-type="string">
            <text:p>2020.04.10. Friday 23:15:55 id:2311</text:p>
          </table:table-cell>
          <table:table-cell/>
          <table:table-cell table:style-name="ce14" office:value-type="float" office:value="0.958924649259189" calcext:value-type="float">
            <text:p>0.95892</text:p>
          </table:table-cell>
          <table:table-cell office:value-type="float" office:value="0.165239" calcext:value-type="float">
            <text:p>0.165239</text:p>
          </table:table-cell>
          <table:table-cell office:value-type="float" office:value="1.688006" calcext:value-type="float">
            <text:p>1.688006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dual explicit LMI for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</text:p>
          </table:table-cell>
          <table:table-cell office:value-type="string" calcext:value-type="string">
            <text:p>2020.04.10. Friday 23:15:57 id:2311</text:p>
          </table:table-cell>
          <table:table-cell/>
          <table:table-cell table:style-name="ce14" office:value-type="float" office:value="0.959838071779446" calcext:value-type="float">
            <text:p>0.95984</text:p>
          </table:table-cell>
          <table:table-cell office:value-type="float" office:value="0" calcext:value-type="float">
            <text:p>0</text:p>
          </table:table-cell>
          <table:table-cell office:value-type="float" office:value="1.775205" calcext:value-type="float">
            <text:p>1.775205</text:p>
          </table:table-cell>
          <table:table-cell office:value-type="string" calcext:value-type="string">
            <text:p>Pole: [-1], Length: [2], Relax: 1, Active: 1</text:p>
          </table:table-cell>
          <table:table-cell office:value-type="string" calcext:value-type="string">
            <text:p>IQCToolbox - ltv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</text:p>
          </table:table-cell>
          <table:table-cell office:value-type="string" calcext:value-type="string">
            <text:p>2020.04.10. Friday 23:16:00 id:2311</text:p>
          </table:table-cell>
          <table:table-cell/>
          <table:table-cell table:style-name="ce14" office:value-type="float" office:value="0.959313774328746" calcext:value-type="float">
            <text:p>0.95931</text:p>
          </table:table-cell>
          <table:table-cell office:value-type="float" office:value="0" calcext:value-type="float">
            <text:p>0</text:p>
          </table:table-cell>
          <table:table-cell office:value-type="float" office:value="3.515677" calcext:value-type="float">
            <text:p>3.515677</text:p>
          </table:table-cell>
          <table:table-cell office:value-type="string" calcext:value-type="string">
            <text:p>tvreal, lpvnorm</text:p>
          </table:table-cell>
          <table:table-cell office:value-type="string" calcext:value-type="string">
            <text:p>LPVTools - LFT/IQ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</text:p>
          </table:table-cell>
          <table:table-cell office:value-type="string" calcext:value-type="string">
            <text:p>2020.04.10. Friday 23:16:06 id:2311</text:p>
          </table:table-cell>
          <table:table-cell office:value-type="float" office:value="0.941758019697085" calcext:value-type="float">
            <text:p>0.94176</text:p>
          </table:table-cell>
          <table:table-cell table:style-name="ce14" office:value-type="float" office:value="0.959313774328746" calcext:value-type="float">
            <text:p>0.95931</text:p>
          </table:table-cell>
          <table:table-cell office:value-type="float" office:value="0" calcext:value-type="float">
            <text:p>0</text:p>
          </table:table-cell>
          <table:table-cell office:value-type="float" office:value="5.518606" calcext:value-type="float">
            <text:p>5.518606</text:p>
          </table:table-cell>
          <table:table-cell office:value-type="string" calcext:value-type="string">
            <text:p>tvreal, lpvwcgain</text:p>
          </table:table-cell>
          <table:table-cell office:value-type="string" calcext:value-type="string">
            <text:p>LPVTools - LFT/IQ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</text:p>
          </table:table-cell>
          <table:table-cell office:value-type="string" calcext:value-type="string">
            <text:p>2020.04.10. Friday 23:16:16 id:2311</text:p>
          </table:table-cell>
          <table:table-cell/>
          <table:table-cell table:style-name="ce14" office:value-type="float" office:value="0.942104412904722" calcext:value-type="float">
            <text:p>0.94210</text:p>
          </table:table-cell>
          <table:table-cell office:value-type="float" office:value="3.939555" calcext:value-type="float">
            <text:p>3.939555</text:p>
          </table:table-cell>
          <table:table-cell office:value-type="float" office:value="9.995614" calcext:value-type="float">
            <text:p>9.995614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Polytopic a. with Finsler (old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</text:p>
          </table:table-cell>
          <table:table-cell office:value-type="string" calcext:value-type="string">
            <text:p>2020.04.10. Friday 23:16:34 id:2311</text:p>
          </table:table-cell>
          <table:table-cell/>
          <table:table-cell table:style-name="ce14" office:value-type="float" office:value="0.943046826288262" calcext:value-type="float">
            <text:p>0.94305</text:p>
          </table:table-cell>
          <table:table-cell office:value-type="float" office:value="4.020789" calcext:value-type="float">
            <text:p>4.020789</text:p>
          </table:table-cell>
          <table:table-cell office:value-type="float" office:value="17.824039" calcext:value-type="float">
            <text:p>17.824039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Polytopic a. with Finsler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gasturbine_engine, R: 1000</text:p>
          </table:table-cell>
          <table:table-cell table:style-name="ce8" office:value-type="string" calcext:value-type="string">
            <text:p>2020.04.10. Friday 23:52:24 id:2316</text:p>
          </table:table-cell>
          <table:table-cell table:style-name="ce12" office:value-type="float" office:value="0.942031477412701" calcext:value-type="float">
            <text:p>0.94203</text:p>
          </table:table-cell>
          <table:table-cell table:style-name="ce15" office:value-type="float" office:value="1.64828154442235" calcext:value-type="float">
            <text:p>1.6482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.298371" calcext:value-type="float">
            <text:p>1.298371</text:p>
          </table:table-cell>
          <table:table-cell table:style-name="ce8" office:value-type="string" calcext:value-type="string">
            <text:p>[no info]</text:p>
          </table:table-cell>
          <table:table-cell table:style-name="ce8" office:value-type="string" calcext:value-type="string">
            <text:p>Robust Control Toolbox</text:p>
          </table:table-cell>
          <table:table-cell table:style-name="ce8" table:number-columns-repeated="1016"/>
        </table:table-row>
        <table:table-row table:style-name="ro1">
          <table:table-cell office:value-type="string" calcext:value-type="string">
            <text:p>gasturbine_engine, R: 1000</text:p>
          </table:table-cell>
          <table:table-cell office:value-type="string" calcext:value-type="string">
            <text:p>2020.04.10. Friday 23:52:26 id:2316</text:p>
          </table:table-cell>
          <table:table-cell/>
          <table:table-cell table:style-name="ce14" office:value-type="float" office:value="0.959043772938708" calcext:value-type="float">
            <text:p>0.95904</text:p>
          </table:table-cell>
          <table:table-cell office:value-type="float" office:value="0" calcext:value-type="float">
            <text:p>0</text:p>
          </table:table-cell>
          <table:table-cell office:value-type="float" office:value="0.382635" calcext:value-type="float">
            <text:p>0.382635</text:p>
          </table:table-cell>
          <table:table-cell office:value-type="string" calcext:value-type="string">
            <text:p>pgrid (5x5x5)x(2x2x2)</text:p>
          </table:table-cell>
          <table:table-cell office:value-type="string" calcext:value-type="string">
            <text:p>LPVTools - gri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</text:p>
          </table:table-cell>
          <table:table-cell office:value-type="string" calcext:value-type="string">
            <text:p>2020.04.10. Friday 23:52:27 id:2316</text:p>
          </table:table-cell>
          <table:table-cell/>
          <table:table-cell table:style-name="ce14" office:value-type="float" office:value="0.957834365500752" calcext:value-type="float">
            <text:p>0.95783</text:p>
          </table:table-cell>
          <table:table-cell office:value-type="float" office:value="0.01919" calcext:value-type="float">
            <text:p>0.01919</text:p>
          </table:table-cell>
          <table:table-cell office:value-type="float" office:value="1.211401" calcext:value-type="float">
            <text:p>1.211401</text:p>
          </table:table-cell>
          <table:table-cell office:value-type="string" calcext:value-type="string">
            <text:p>5, Successfully solved (MOSEK)</text:p>
          </table:table-cell>
          <table:table-cell office:value-type="string" calcext:value-type="string">
            <text:p>Req grid for T=Inf, delta=0: Inf (Wu, 199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</text:p>
          </table:table-cell>
          <table:table-cell office:value-type="string" calcext:value-type="string">
            <text:p>2020.04.10. Friday 23:52:29 id:2316</text:p>
          </table:table-cell>
          <table:table-cell/>
          <table:table-cell table:style-name="ce14" office:value-type="float" office:value="0.95838792573153" calcext:value-type="float">
            <text:p>0.95839</text:p>
          </table:table-cell>
          <table:table-cell office:value-type="float" office:value="0.065112" calcext:value-type="float">
            <text:p>0.065112</text:p>
          </table:table-cell>
          <table:table-cell office:value-type="float" office:value="1.301073" calcext:value-type="float">
            <text:p>1.301073</text:p>
          </table:table-cell>
          <table:table-cell office:value-type="string" calcext:value-type="string">
            <text:p>15, Successfully solved (MOSEK)</text:p>
          </table:table-cell>
          <table:table-cell office:value-type="string" calcext:value-type="string">
            <text:p>Req grid for T=Inf, delta=0: Inf (Wu, 199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</text:p>
          </table:table-cell>
          <table:table-cell office:value-type="string" calcext:value-type="string">
            <text:p>2020.04.10. Friday 23:52:31 id:2316</text:p>
          </table:table-cell>
          <table:table-cell/>
          <table:table-cell table:style-name="ce14" office:value-type="float" office:value="0.958923774284931" calcext:value-type="float">
            <text:p>0.95892</text:p>
          </table:table-cell>
          <table:table-cell office:value-type="float" office:value="0.829642" calcext:value-type="float">
            <text:p>0.829642</text:p>
          </table:table-cell>
          <table:table-cell office:value-type="float" office:value="2.453441" calcext:value-type="float">
            <text:p>2.453441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prim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</text:p>
          </table:table-cell>
          <table:table-cell office:value-type="string" calcext:value-type="string">
            <text:p>2020.04.10. Friday 23:52:33 id:2316</text:p>
          </table:table-cell>
          <table:table-cell/>
          <table:table-cell table:style-name="ce14" office:value-type="float" office:value="0.958923795023824" calcext:value-type="float">
            <text:p>0.95892</text:p>
          </table:table-cell>
          <table:table-cell office:value-type="float" office:value="0.172095" calcext:value-type="float">
            <text:p>0.172095</text:p>
          </table:table-cell>
          <table:table-cell office:value-type="float" office:value="1.686016" calcext:value-type="float">
            <text:p>1.686016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dual condensed LMI for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</text:p>
          </table:table-cell>
          <table:table-cell office:value-type="string" calcext:value-type="string">
            <text:p>2020.04.10. Friday 23:52:35 id:2316</text:p>
          </table:table-cell>
          <table:table-cell/>
          <table:table-cell table:style-name="ce14" office:value-type="float" office:value="0.958923795023824" calcext:value-type="float">
            <text:p>0.95892</text:p>
          </table:table-cell>
          <table:table-cell office:value-type="float" office:value="0.177487" calcext:value-type="float">
            <text:p>0.177487</text:p>
          </table:table-cell>
          <table:table-cell office:value-type="float" office:value="1.704715" calcext:value-type="float">
            <text:p>1.704715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dual explicit LMI for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</text:p>
          </table:table-cell>
          <table:table-cell office:value-type="string" calcext:value-type="string">
            <text:p>2020.04.10. Friday 23:52:37 id:2316</text:p>
          </table:table-cell>
          <table:table-cell/>
          <table:table-cell table:style-name="ce14" office:value-type="float" office:value="0.960504202752733" calcext:value-type="float">
            <text:p>0.96050</text:p>
          </table:table-cell>
          <table:table-cell office:value-type="float" office:value="0" calcext:value-type="float">
            <text:p>0</text:p>
          </table:table-cell>
          <table:table-cell office:value-type="float" office:value="1.804578" calcext:value-type="float">
            <text:p>1.804578</text:p>
          </table:table-cell>
          <table:table-cell office:value-type="string" calcext:value-type="string">
            <text:p>Pole: [-1], Length: [2], Relax: 1, Active: 1</text:p>
          </table:table-cell>
          <table:table-cell office:value-type="string" calcext:value-type="string">
            <text:p>IQCToolbox - ltv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</text:p>
          </table:table-cell>
          <table:table-cell office:value-type="string" calcext:value-type="string">
            <text:p>2020.04.10. Friday 23:52:41 id:2316</text:p>
          </table:table-cell>
          <table:table-cell/>
          <table:table-cell table:style-name="ce14" office:value-type="float" office:value="0.959693968839741" calcext:value-type="float">
            <text:p>0.95969</text:p>
          </table:table-cell>
          <table:table-cell office:value-type="float" office:value="0" calcext:value-type="float">
            <text:p>0</text:p>
          </table:table-cell>
          <table:table-cell office:value-type="float" office:value="3.835637" calcext:value-type="float">
            <text:p>3.835637</text:p>
          </table:table-cell>
          <table:table-cell office:value-type="string" calcext:value-type="string">
            <text:p>tvreal, lpvnorm</text:p>
          </table:table-cell>
          <table:table-cell office:value-type="string" calcext:value-type="string">
            <text:p>LPVTools - LFT/IQ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</text:p>
          </table:table-cell>
          <table:table-cell office:value-type="string" calcext:value-type="string">
            <text:p>2020.04.10. Friday 23:52:47 id:2316</text:p>
          </table:table-cell>
          <table:table-cell office:value-type="float" office:value="0.941758019697085" calcext:value-type="float">
            <text:p>0.94176</text:p>
          </table:table-cell>
          <table:table-cell table:style-name="ce14" office:value-type="float" office:value="0.959693968839741" calcext:value-type="float">
            <text:p>0.95969</text:p>
          </table:table-cell>
          <table:table-cell office:value-type="float" office:value="0" calcext:value-type="float">
            <text:p>0</text:p>
          </table:table-cell>
          <table:table-cell office:value-type="float" office:value="5.760497" calcext:value-type="float">
            <text:p>5.760497</text:p>
          </table:table-cell>
          <table:table-cell office:value-type="string" calcext:value-type="string">
            <text:p>tvreal, lpvwcgain</text:p>
          </table:table-cell>
          <table:table-cell office:value-type="string" calcext:value-type="string">
            <text:p>LPVTools - LFT/IQ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</text:p>
          </table:table-cell>
          <table:table-cell office:value-type="string" calcext:value-type="string">
            <text:p>2020.04.10. Friday 23:52:58 id:2316</text:p>
          </table:table-cell>
          <table:table-cell/>
          <table:table-cell table:style-name="ce14" office:value-type="float" office:value="0.942038746869841" calcext:value-type="float">
            <text:p>0.94204</text:p>
          </table:table-cell>
          <table:table-cell office:value-type="float" office:value="5.4639" calcext:value-type="float">
            <text:p>5.4639</text:p>
          </table:table-cell>
          <table:table-cell office:value-type="float" office:value="11.232403" calcext:value-type="float">
            <text:p>11.232403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Polytopic a. with Finsler (old)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gasturbine_engine, R: 1000</text:p>
          </table:table-cell>
          <table:table-cell table:style-name="ce10" office:value-type="string" calcext:value-type="string">
            <text:p>2020.04.10. Friday 23:53:15 id:2316</text:p>
          </table:table-cell>
          <table:table-cell table:style-name="ce13"/>
          <table:table-cell table:style-name="ce17" office:value-type="float" office:value="0.942036518592807" calcext:value-type="float">
            <text:p>0.94204</text:p>
          </table:table-cell>
          <table:table-cell table:style-name="ce10" office:value-type="float" office:value="2.566596" calcext:value-type="float">
            <text:p>2.566596</text:p>
          </table:table-cell>
          <table:table-cell table:style-name="ce10" office:value-type="float" office:value="16.50691" calcext:value-type="float">
            <text:p>16.50691</text:p>
          </table:table-cell>
          <table:table-cell table:style-name="ce10" office:value-type="string" calcext:value-type="string">
            <text:p>Successfully solved (MOSEK)</text:p>
          </table:table-cell>
          <table:table-cell table:style-name="ce10" office:value-type="string" calcext:value-type="string">
            <text:p>Polytopic a. with Finsler</text:p>
          </table:table-cell>
          <table:table-cell table:style-name="ce10" table:number-columns-repeated="1016"/>
        </table:table-row>
        <table:table-row table:style-name="ro1">
          <table:table-cell office:value-type="string" calcext:value-type="string">
            <text:p>gasturbine_engine, R: 10000</text:p>
          </table:table-cell>
          <table:table-cell office:value-type="string" calcext:value-type="string">
            <text:p>2020.04.10. Friday 23:53:21 id:2317</text:p>
          </table:table-cell>
          <table:table-cell office:value-type="float" office:value="0.942031477412701" calcext:value-type="float">
            <text:p>0.94203</text:p>
          </table:table-cell>
          <table:table-cell table:style-name="ce14" office:value-type="float" office:value="1.64828154442235" calcext:value-type="float">
            <text:p>1.64828</text:p>
          </table:table-cell>
          <table:table-cell office:value-type="float" office:value="0" calcext:value-type="float">
            <text:p>0</text:p>
          </table:table-cell>
          <table:table-cell office:value-type="float" office:value="1.202136" calcext:value-type="float">
            <text:p>1.202136</text:p>
          </table:table-cell>
          <table:table-cell office:value-type="string" calcext:value-type="string">
            <text:p>[no info]</text:p>
          </table:table-cell>
          <table:table-cell office:value-type="string" calcext:value-type="string">
            <text:p>Robust Control Toolbo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</text:p>
          </table:table-cell>
          <table:table-cell office:value-type="string" calcext:value-type="string">
            <text:p>2020.04.10. Friday 23:53:23 id:2317</text:p>
          </table:table-cell>
          <table:table-cell/>
          <table:table-cell table:style-name="ce14" office:value-type="float" office:value="0.960092116516246" calcext:value-type="float">
            <text:p>0.96009</text:p>
          </table:table-cell>
          <table:table-cell office:value-type="float" office:value="0" calcext:value-type="float">
            <text:p>0</text:p>
          </table:table-cell>
          <table:table-cell office:value-type="float" office:value="0.384267" calcext:value-type="float">
            <text:p>0.384267</text:p>
          </table:table-cell>
          <table:table-cell office:value-type="string" calcext:value-type="string">
            <text:p>pgrid (5x5x5)x(2x2x2)</text:p>
          </table:table-cell>
          <table:table-cell office:value-type="string" calcext:value-type="string">
            <text:p>LPVTools - gri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</text:p>
          </table:table-cell>
          <table:table-cell office:value-type="string" calcext:value-type="string">
            <text:p>2020.04.10. Friday 23:53:24 id:2317</text:p>
          </table:table-cell>
          <table:table-cell/>
          <table:table-cell table:style-name="ce14" office:value-type="float" office:value="0.958301359725994" calcext:value-type="float">
            <text:p>0.95830</text:p>
          </table:table-cell>
          <table:table-cell office:value-type="float" office:value="0.01805" calcext:value-type="float">
            <text:p>0.01805</text:p>
          </table:table-cell>
          <table:table-cell office:value-type="float" office:value="1.204179" calcext:value-type="float">
            <text:p>1.204179</text:p>
          </table:table-cell>
          <table:table-cell office:value-type="string" calcext:value-type="string">
            <text:p>5, Successfully solved (MOSEK)</text:p>
          </table:table-cell>
          <table:table-cell office:value-type="string" calcext:value-type="string">
            <text:p>Req grid for T=Inf, delta=0: Inf (Wu, 199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</text:p>
          </table:table-cell>
          <table:table-cell office:value-type="string" calcext:value-type="string">
            <text:p>2020.04.10. Friday 23:53:25 id:2317</text:p>
          </table:table-cell>
          <table:table-cell/>
          <table:table-cell table:style-name="ce14" office:value-type="float" office:value="0.958855839638574" calcext:value-type="float">
            <text:p>0.95886</text:p>
          </table:table-cell>
          <table:table-cell office:value-type="float" office:value="0.072925" calcext:value-type="float">
            <text:p>0.072925</text:p>
          </table:table-cell>
          <table:table-cell office:value-type="float" office:value="1.301123" calcext:value-type="float">
            <text:p>1.301123</text:p>
          </table:table-cell>
          <table:table-cell office:value-type="string" calcext:value-type="string">
            <text:p>15, Successfully solved (MOSEK)</text:p>
          </table:table-cell>
          <table:table-cell office:value-type="string" calcext:value-type="string">
            <text:p>Req grid for T=Inf, delta=0: Inf (Wu, 199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</text:p>
          </table:table-cell>
          <table:table-cell office:value-type="string" calcext:value-type="string">
            <text:p>2020.04.10. Friday 23:53:28 id:2317</text:p>
          </table:table-cell>
          <table:table-cell/>
          <table:table-cell table:style-name="ce14" office:value-type="float" office:value="0.958923774231582" calcext:value-type="float">
            <text:p>0.95892</text:p>
          </table:table-cell>
          <table:table-cell office:value-type="float" office:value="0.619548" calcext:value-type="float">
            <text:p>0.619548</text:p>
          </table:table-cell>
          <table:table-cell office:value-type="float" office:value="2.217911" calcext:value-type="float">
            <text:p>2.217911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prim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</text:p>
          </table:table-cell>
          <table:table-cell office:value-type="string" calcext:value-type="string">
            <text:p>2020.04.10. Friday 23:53:31 id:2317</text:p>
          </table:table-cell>
          <table:table-cell/>
          <table:table-cell table:style-name="ce14" office:value-type="float" office:value="0.958923785629833" calcext:value-type="float">
            <text:p>0.95892</text:p>
          </table:table-cell>
          <table:table-cell office:value-type="float" office:value="1.155909" calcext:value-type="float">
            <text:p>1.155909</text:p>
          </table:table-cell>
          <table:table-cell office:value-type="float" office:value="2.695739" calcext:value-type="float">
            <text:p>2.695739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dual condensed LMI for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</text:p>
          </table:table-cell>
          <table:table-cell office:value-type="string" calcext:value-type="string">
            <text:p>2020.04.10. Friday 23:53:33 id:2317</text:p>
          </table:table-cell>
          <table:table-cell/>
          <table:table-cell table:style-name="ce14" office:value-type="float" office:value="0.958923785629833" calcext:value-type="float">
            <text:p>0.95892</text:p>
          </table:table-cell>
          <table:table-cell office:value-type="float" office:value="0.292878" calcext:value-type="float">
            <text:p>0.292878</text:p>
          </table:table-cell>
          <table:table-cell office:value-type="float" office:value="1.844945" calcext:value-type="float">
            <text:p>1.844945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dual explicit LMI for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</text:p>
          </table:table-cell>
          <table:table-cell office:value-type="string" calcext:value-type="string">
            <text:p>2020.04.10. Friday 23:53:35 id:2317</text:p>
          </table:table-cell>
          <table:table-cell/>
          <table:table-cell table:style-name="ce14" office:value-type="float" office:value="0.959763656386857" calcext:value-type="float">
            <text:p>0.95976</text:p>
          </table:table-cell>
          <table:table-cell office:value-type="float" office:value="0" calcext:value-type="float">
            <text:p>0</text:p>
          </table:table-cell>
          <table:table-cell office:value-type="float" office:value="1.971709" calcext:value-type="float">
            <text:p>1.971709</text:p>
          </table:table-cell>
          <table:table-cell office:value-type="string" calcext:value-type="string">
            <text:p>Pole: [-1], Length: [2], Relax: 1, Active: 1</text:p>
          </table:table-cell>
          <table:table-cell office:value-type="string" calcext:value-type="string">
            <text:p>IQCToolbox - ltv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</text:p>
          </table:table-cell>
          <table:table-cell office:value-type="string" calcext:value-type="string">
            <text:p>2020.04.10. Friday 23:53:39 id:2317</text:p>
          </table:table-cell>
          <table:table-cell/>
          <table:table-cell table:style-name="ce14" office:value-type="float" office:value="0.959543511530848" calcext:value-type="float">
            <text:p>0.95954</text:p>
          </table:table-cell>
          <table:table-cell office:value-type="float" office:value="0" calcext:value-type="float">
            <text:p>0</text:p>
          </table:table-cell>
          <table:table-cell office:value-type="float" office:value="4.111714" calcext:value-type="float">
            <text:p>4.111714</text:p>
          </table:table-cell>
          <table:table-cell office:value-type="string" calcext:value-type="string">
            <text:p>tvreal, lpvnorm</text:p>
          </table:table-cell>
          <table:table-cell office:value-type="string" calcext:value-type="string">
            <text:p>LPVTools - LFT/IQ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</text:p>
          </table:table-cell>
          <table:table-cell office:value-type="string" calcext:value-type="string">
            <text:p>2020.04.10. Friday 23:53:45 id:2317</text:p>
          </table:table-cell>
          <table:table-cell office:value-type="float" office:value="0.941758019697085" calcext:value-type="float">
            <text:p>0.94176</text:p>
          </table:table-cell>
          <table:table-cell table:style-name="ce14" office:value-type="float" office:value="0.959543511530848" calcext:value-type="float">
            <text:p>0.95954</text:p>
          </table:table-cell>
          <table:table-cell office:value-type="float" office:value="0" calcext:value-type="float">
            <text:p>0</text:p>
          </table:table-cell>
          <table:table-cell office:value-type="float" office:value="6.162733" calcext:value-type="float">
            <text:p>6.162733</text:p>
          </table:table-cell>
          <table:table-cell office:value-type="string" calcext:value-type="string">
            <text:p>tvreal, lpvwcgain</text:p>
          </table:table-cell>
          <table:table-cell office:value-type="string" calcext:value-type="string">
            <text:p>LPVTools - LFT/IQ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</text:p>
          </table:table-cell>
          <table:table-cell office:value-type="string" calcext:value-type="string">
            <text:p>2020.04.10. Friday 23:53:55 id:2317</text:p>
          </table:table-cell>
          <table:table-cell/>
          <table:table-cell table:style-name="ce14" office:value-type="float" office:value="0.942032826030229" calcext:value-type="float">
            <text:p>0.94203</text:p>
          </table:table-cell>
          <table:table-cell office:value-type="float" office:value="3.59045" calcext:value-type="float">
            <text:p>3.59045</text:p>
          </table:table-cell>
          <table:table-cell office:value-type="float" office:value="9.553737" calcext:value-type="float">
            <text:p>9.553737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Polytopic a. with Finsler (old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</text:p>
          </table:table-cell>
          <table:table-cell office:value-type="string" calcext:value-type="string">
            <text:p>2020.04.10. Friday 23:54:11 id:2317</text:p>
          </table:table-cell>
          <table:table-cell/>
          <table:table-cell table:style-name="ce14" office:value-type="float" office:value="0.942080133138729" calcext:value-type="float">
            <text:p>0.94208</text:p>
          </table:table-cell>
          <table:table-cell office:value-type="float" office:value="2.075554" calcext:value-type="float">
            <text:p>2.075554</text:p>
          </table:table-cell>
          <table:table-cell office:value-type="float" office:value="15.950104" calcext:value-type="float">
            <text:p>15.950104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Polytopic a. with Finsler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gasturbine_engine, R: 100000</text:p>
          </table:table-cell>
          <table:table-cell table:style-name="ce8" office:value-type="string" calcext:value-type="string">
            <text:p>2020.04.10. Friday 23:22:45 id:2312</text:p>
          </table:table-cell>
          <table:table-cell table:style-name="ce12" office:value-type="float" office:value="0.942031477412701" calcext:value-type="float">
            <text:p>0.94203</text:p>
          </table:table-cell>
          <table:table-cell table:style-name="ce15" office:value-type="float" office:value="1.64828154442235" calcext:value-type="float">
            <text:p>1.6482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.30565" calcext:value-type="float">
            <text:p>1.30565</text:p>
          </table:table-cell>
          <table:table-cell table:style-name="ce8" office:value-type="string" calcext:value-type="string">
            <text:p>[no info]</text:p>
          </table:table-cell>
          <table:table-cell table:style-name="ce8" office:value-type="string" calcext:value-type="string">
            <text:p>Robust Control Toolbox</text:p>
          </table:table-cell>
          <table:table-cell table:style-name="ce8" table:number-columns-repeated="1016"/>
        </table:table-row>
        <table:table-row table:style-name="ro1">
          <table:table-cell office:value-type="string" calcext:value-type="string">
            <text:p>gasturbine_engine, R: 100000</text:p>
          </table:table-cell>
          <table:table-cell office:value-type="string" calcext:value-type="string">
            <text:p>2020.04.10. Friday 23:22:47 id:2312</text:p>
          </table:table-cell>
          <table:table-cell/>
          <table:table-cell table:style-name="ce14" office:value-type="float" office:value="0.960094772509084" calcext:value-type="float">
            <text:p>0.96009</text:p>
          </table:table-cell>
          <table:table-cell office:value-type="float" office:value="0" calcext:value-type="float">
            <text:p>0</text:p>
          </table:table-cell>
          <table:table-cell office:value-type="float" office:value="0.385284" calcext:value-type="float">
            <text:p>0.385284</text:p>
          </table:table-cell>
          <table:table-cell office:value-type="string" calcext:value-type="string">
            <text:p>pgrid (5x5x5)x(2x2x2)</text:p>
          </table:table-cell>
          <table:table-cell office:value-type="string" calcext:value-type="string">
            <text:p>LPVTools - gri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</text:p>
          </table:table-cell>
          <table:table-cell office:value-type="string" calcext:value-type="string">
            <text:p>2020.04.10. Friday 23:22:48 id:2312</text:p>
          </table:table-cell>
          <table:table-cell/>
          <table:table-cell table:style-name="ce14" office:value-type="float" office:value="0.958348430980557" calcext:value-type="float">
            <text:p>0.95835</text:p>
          </table:table-cell>
          <table:table-cell office:value-type="float" office:value="0.017851" calcext:value-type="float">
            <text:p>0.017851</text:p>
          </table:table-cell>
          <table:table-cell office:value-type="float" office:value="1.218209" calcext:value-type="float">
            <text:p>1.218209</text:p>
          </table:table-cell>
          <table:table-cell office:value-type="string" calcext:value-type="string">
            <text:p>5, Successfully solved (MOSEK)</text:p>
          </table:table-cell>
          <table:table-cell office:value-type="string" calcext:value-type="string">
            <text:p>Req grid for T=Inf, delta=0: Inf (Wu, 199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</text:p>
          </table:table-cell>
          <table:table-cell office:value-type="string" calcext:value-type="string">
            <text:p>2020.04.10. Friday 23:22:50 id:2312</text:p>
          </table:table-cell>
          <table:table-cell/>
          <table:table-cell table:style-name="ce14" office:value-type="float" office:value="0.95890291297181" calcext:value-type="float">
            <text:p>0.95890</text:p>
          </table:table-cell>
          <table:table-cell office:value-type="float" office:value="0.061602" calcext:value-type="float">
            <text:p>0.061602</text:p>
          </table:table-cell>
          <table:table-cell office:value-type="float" office:value="1.29427" calcext:value-type="float">
            <text:p>1.29427</text:p>
          </table:table-cell>
          <table:table-cell office:value-type="string" calcext:value-type="string">
            <text:p>15, Successfully solved (MOSEK)</text:p>
          </table:table-cell>
          <table:table-cell office:value-type="string" calcext:value-type="string">
            <text:p>Req grid for T=Inf, delta=0: Inf (Wu, 199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</text:p>
          </table:table-cell>
          <table:table-cell office:value-type="string" calcext:value-type="string">
            <text:p>2020.04.10. Friday 23:22:52 id:2312</text:p>
          </table:table-cell>
          <table:table-cell/>
          <table:table-cell table:style-name="ce14" office:value-type="float" office:value="0.958923774233077" calcext:value-type="float">
            <text:p>0.95892</text:p>
          </table:table-cell>
          <table:table-cell office:value-type="float" office:value="0.616968" calcext:value-type="float">
            <text:p>0.616968</text:p>
          </table:table-cell>
          <table:table-cell office:value-type="float" office:value="2.251209" calcext:value-type="float">
            <text:p>2.251209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prim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</text:p>
          </table:table-cell>
          <table:table-cell office:value-type="string" calcext:value-type="string">
            <text:p>2020.04.10. Friday 23:22:54 id:2312</text:p>
          </table:table-cell>
          <table:table-cell/>
          <table:table-cell table:style-name="ce14" office:value-type="float" office:value="0.958923784651317" calcext:value-type="float">
            <text:p>0.95892</text:p>
          </table:table-cell>
          <table:table-cell office:value-type="float" office:value="0.170316" calcext:value-type="float">
            <text:p>0.170316</text:p>
          </table:table-cell>
          <table:table-cell office:value-type="float" office:value="1.664072" calcext:value-type="float">
            <text:p>1.664072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dual condensed LMI for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</text:p>
          </table:table-cell>
          <table:table-cell office:value-type="string" calcext:value-type="string">
            <text:p>2020.04.10. Friday 23:22:56 id:2312</text:p>
          </table:table-cell>
          <table:table-cell/>
          <table:table-cell table:style-name="ce14" office:value-type="float" office:value="0.958923784651317" calcext:value-type="float">
            <text:p>0.95892</text:p>
          </table:table-cell>
          <table:table-cell office:value-type="float" office:value="0.183881" calcext:value-type="float">
            <text:p>0.183881</text:p>
          </table:table-cell>
          <table:table-cell office:value-type="float" office:value="1.700351" calcext:value-type="float">
            <text:p>1.700351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dual explicit LMI for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</text:p>
          </table:table-cell>
          <table:table-cell office:value-type="string" calcext:value-type="string">
            <text:p>2020.04.10. Friday 23:22:59 id:2312</text:p>
          </table:table-cell>
          <table:table-cell/>
          <table:table-cell table:style-name="ce14" office:value-type="float" office:value="0.962897602858273" calcext:value-type="float">
            <text:p>0.96290</text:p>
          </table:table-cell>
          <table:table-cell office:value-type="float" office:value="0" calcext:value-type="float">
            <text:p>0</text:p>
          </table:table-cell>
          <table:table-cell office:value-type="float" office:value="2.508753" calcext:value-type="float">
            <text:p>2.508753</text:p>
          </table:table-cell>
          <table:table-cell office:value-type="string" calcext:value-type="string">
            <text:p>Pole: [-1], Length: [2], Relax: 1, Active: 1</text:p>
          </table:table-cell>
          <table:table-cell office:value-type="string" calcext:value-type="string">
            <text:p>IQCToolbox - ltv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</text:p>
          </table:table-cell>
          <table:table-cell office:value-type="string" calcext:value-type="string">
            <text:p>2020.04.10. Friday 23:23:03 id:2312</text:p>
          </table:table-cell>
          <table:table-cell/>
          <table:table-cell table:style-name="ce14" office:value-type="float" office:value="0.959580896024629" calcext:value-type="float">
            <text:p>0.95958</text:p>
          </table:table-cell>
          <table:table-cell office:value-type="float" office:value="0" calcext:value-type="float">
            <text:p>0</text:p>
          </table:table-cell>
          <table:table-cell office:value-type="float" office:value="4.498378" calcext:value-type="float">
            <text:p>4.498378</text:p>
          </table:table-cell>
          <table:table-cell office:value-type="string" calcext:value-type="string">
            <text:p>tvreal, lpvnorm</text:p>
          </table:table-cell>
          <table:table-cell office:value-type="string" calcext:value-type="string">
            <text:p>LPVTools - LFT/IQ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</text:p>
          </table:table-cell>
          <table:table-cell office:value-type="string" calcext:value-type="string">
            <text:p>2020.04.10. Friday 23:23:10 id:2312</text:p>
          </table:table-cell>
          <table:table-cell office:value-type="float" office:value="0.941758019697085" calcext:value-type="float">
            <text:p>0.94176</text:p>
          </table:table-cell>
          <table:table-cell table:style-name="ce14" office:value-type="float" office:value="0.959580896024629" calcext:value-type="float">
            <text:p>0.95958</text:p>
          </table:table-cell>
          <table:table-cell office:value-type="float" office:value="0" calcext:value-type="float">
            <text:p>0</text:p>
          </table:table-cell>
          <table:table-cell office:value-type="float" office:value="6.444453" calcext:value-type="float">
            <text:p>6.444453</text:p>
          </table:table-cell>
          <table:table-cell office:value-type="string" calcext:value-type="string">
            <text:p>tvreal, lpvwcgain</text:p>
          </table:table-cell>
          <table:table-cell office:value-type="string" calcext:value-type="string">
            <text:p>LPVTools - LFT/IQ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</text:p>
          </table:table-cell>
          <table:table-cell office:value-type="string" calcext:value-type="string">
            <text:p>2020.04.10. Friday 23:23:21 id:2312</text:p>
          </table:table-cell>
          <table:table-cell/>
          <table:table-cell table:style-name="ce14" office:value-type="float" office:value="0.957152196932508" calcext:value-type="float">
            <text:p>0.95715</text:p>
          </table:table-cell>
          <table:table-cell office:value-type="float" office:value="4.773116" calcext:value-type="float">
            <text:p>4.773116</text:p>
          </table:table-cell>
          <table:table-cell office:value-type="float" office:value="10.611286" calcext:value-type="float">
            <text:p>10.611286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Polytopic a. with Finsler (old)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gasturbine_engine, R: 100000</text:p>
          </table:table-cell>
          <table:table-cell table:style-name="ce10" office:value-type="string" calcext:value-type="string">
            <text:p>2020.04.10. Friday 23:23:38 id:2312</text:p>
          </table:table-cell>
          <table:table-cell table:style-name="ce13"/>
          <table:table-cell table:style-name="ce17" office:value-type="float" office:value="0.953428773823273" calcext:value-type="float">
            <text:p>0.95343</text:p>
          </table:table-cell>
          <table:table-cell table:style-name="ce10" office:value-type="float" office:value="3.310027" calcext:value-type="float">
            <text:p>3.310027</text:p>
          </table:table-cell>
          <table:table-cell table:style-name="ce10" office:value-type="float" office:value="17.149124" calcext:value-type="float">
            <text:p>17.149124</text:p>
          </table:table-cell>
          <table:table-cell table:style-name="ce10" office:value-type="string" calcext:value-type="string">
            <text:p>Successfully solved (MOSEK)</text:p>
          </table:table-cell>
          <table:table-cell table:style-name="ce10" office:value-type="string" calcext:value-type="string">
            <text:p>Polytopic a. with Finsler</text:p>
          </table:table-cell>
          <table:table-cell table:style-name="ce10" table:number-columns-repeated="1016"/>
        </table:table-row>
        <table:table-row table:style-name="ro1">
          <table:table-cell office:value-type="string" calcext:value-type="string">
            <text:p>gasturbine_engine, R: 1000000</text:p>
          </table:table-cell>
          <table:table-cell office:value-type="string" calcext:value-type="string">
            <text:p>2020.04.10. Friday 23:54:19 id:2318</text:p>
          </table:table-cell>
          <table:table-cell office:value-type="float" office:value="0.942031477412701" calcext:value-type="float">
            <text:p>0.94203</text:p>
          </table:table-cell>
          <table:table-cell table:style-name="ce14" office:value-type="float" office:value="1.64828154442235" calcext:value-type="float">
            <text:p>1.64828</text:p>
          </table:table-cell>
          <table:table-cell office:value-type="float" office:value="0" calcext:value-type="float">
            <text:p>0</text:p>
          </table:table-cell>
          <table:table-cell office:value-type="float" office:value="1.229349" calcext:value-type="float">
            <text:p>1.229349</text:p>
          </table:table-cell>
          <table:table-cell office:value-type="string" calcext:value-type="string">
            <text:p>[no info]</text:p>
          </table:table-cell>
          <table:table-cell office:value-type="string" calcext:value-type="string">
            <text:p>Robust Control Toolbo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0</text:p>
          </table:table-cell>
          <table:table-cell office:value-type="string" calcext:value-type="string">
            <text:p>2020.04.10. Friday 23:54:21 id:2318</text:p>
          </table:table-cell>
          <table:table-cell/>
          <table:table-cell table:style-name="ce14" office:value-type="float" office:value="0.960094799070195" calcext:value-type="float">
            <text:p>0.96009</text:p>
          </table:table-cell>
          <table:table-cell office:value-type="float" office:value="0" calcext:value-type="float">
            <text:p>0</text:p>
          </table:table-cell>
          <table:table-cell office:value-type="float" office:value="0.383316" calcext:value-type="float">
            <text:p>0.383316</text:p>
          </table:table-cell>
          <table:table-cell office:value-type="string" calcext:value-type="string">
            <text:p>pgrid (5x5x5)x(2x2x2)</text:p>
          </table:table-cell>
          <table:table-cell office:value-type="string" calcext:value-type="string">
            <text:p>LPVTools - gri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0</text:p>
          </table:table-cell>
          <table:table-cell office:value-type="string" calcext:value-type="string">
            <text:p>2020.04.10. Friday 23:54:22 id:2318</text:p>
          </table:table-cell>
          <table:table-cell/>
          <table:table-cell table:style-name="ce14" office:value-type="float" office:value="0.95835312113542" calcext:value-type="float">
            <text:p>0.95835</text:p>
          </table:table-cell>
          <table:table-cell office:value-type="float" office:value="0.021229" calcext:value-type="float">
            <text:p>0.021229</text:p>
          </table:table-cell>
          <table:table-cell office:value-type="float" office:value="1.219489" calcext:value-type="float">
            <text:p>1.219489</text:p>
          </table:table-cell>
          <table:table-cell office:value-type="string" calcext:value-type="string">
            <text:p>5, Successfully solved (MOSEK)</text:p>
          </table:table-cell>
          <table:table-cell office:value-type="string" calcext:value-type="string">
            <text:p>Req grid for T=Inf, delta=0: Inf (Wu, 199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0</text:p>
          </table:table-cell>
          <table:table-cell office:value-type="string" calcext:value-type="string">
            <text:p>2020.04.10. Friday 23:54:23 id:2318</text:p>
          </table:table-cell>
          <table:table-cell/>
          <table:table-cell table:style-name="ce14" office:value-type="float" office:value="0.958907637653051" calcext:value-type="float">
            <text:p>0.95891</text:p>
          </table:table-cell>
          <table:table-cell office:value-type="float" office:value="0.072251" calcext:value-type="float">
            <text:p>0.072251</text:p>
          </table:table-cell>
          <table:table-cell office:value-type="float" office:value="1.287155" calcext:value-type="float">
            <text:p>1.287155</text:p>
          </table:table-cell>
          <table:table-cell office:value-type="string" calcext:value-type="string">
            <text:p>15, Successfully solved (MOSEK)</text:p>
          </table:table-cell>
          <table:table-cell office:value-type="string" calcext:value-type="string">
            <text:p>Req grid for T=Inf, delta=0: Inf (Wu, 199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0</text:p>
          </table:table-cell>
          <table:table-cell office:value-type="string" calcext:value-type="string">
            <text:p>2020.04.10. Friday 23:54:26 id:2318</text:p>
          </table:table-cell>
          <table:table-cell/>
          <table:table-cell table:style-name="ce14" office:value-type="float" office:value="0.958923774233203" calcext:value-type="float">
            <text:p>0.95892</text:p>
          </table:table-cell>
          <table:table-cell office:value-type="float" office:value="0.60897" calcext:value-type="float">
            <text:p>0.60897</text:p>
          </table:table-cell>
          <table:table-cell office:value-type="float" office:value="2.212513" calcext:value-type="float">
            <text:p>2.212513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prim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0</text:p>
          </table:table-cell>
          <table:table-cell office:value-type="string" calcext:value-type="string">
            <text:p>2020.04.10. Friday 23:54:28 id:2318</text:p>
          </table:table-cell>
          <table:table-cell/>
          <table:table-cell table:style-name="ce14" office:value-type="float" office:value="0.958923784553682" calcext:value-type="float">
            <text:p>0.95892</text:p>
          </table:table-cell>
          <table:table-cell office:value-type="float" office:value="0.163448" calcext:value-type="float">
            <text:p>0.163448</text:p>
          </table:table-cell>
          <table:table-cell office:value-type="float" office:value="1.668709" calcext:value-type="float">
            <text:p>1.668709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dual condensed LMI for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0</text:p>
          </table:table-cell>
          <table:table-cell office:value-type="string" calcext:value-type="string">
            <text:p>2020.04.10. Friday 23:54:29 id:2318</text:p>
          </table:table-cell>
          <table:table-cell/>
          <table:table-cell table:style-name="ce14" office:value-type="float" office:value="0.958923784553682" calcext:value-type="float">
            <text:p>0.95892</text:p>
          </table:table-cell>
          <table:table-cell office:value-type="float" office:value="0.161105" calcext:value-type="float">
            <text:p>0.161105</text:p>
          </table:table-cell>
          <table:table-cell office:value-type="float" office:value="1.661488" calcext:value-type="float">
            <text:p>1.661488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dual explicit LMI for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0</text:p>
          </table:table-cell>
          <table:table-cell office:value-type="string" calcext:value-type="string">
            <text:p>2020.04.10. Friday 23:54:32 id:2318</text:p>
          </table:table-cell>
          <table:table-cell/>
          <table:table-cell table:style-name="ce14" office:value-type="float" office:value="0.987792710360593" calcext:value-type="float">
            <text:p>0.98779</text:p>
          </table:table-cell>
          <table:table-cell office:value-type="float" office:value="0" calcext:value-type="float">
            <text:p>0</text:p>
          </table:table-cell>
          <table:table-cell office:value-type="float" office:value="2.239776" calcext:value-type="float">
            <text:p>2.239776</text:p>
          </table:table-cell>
          <table:table-cell office:value-type="string" calcext:value-type="string">
            <text:p>Pole: [-1], Length: [2], Relax: 1, Active: 1</text:p>
          </table:table-cell>
          <table:table-cell office:value-type="string" calcext:value-type="string">
            <text:p>IQCToolbox - ltv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0</text:p>
          </table:table-cell>
          <table:table-cell office:value-type="string" calcext:value-type="string">
            <text:p>2020.04.10. Friday 23:54:37 id:2318</text:p>
          </table:table-cell>
          <table:table-cell/>
          <table:table-cell table:style-name="ce14" office:value-type="float" office:value="0.95939790357276" calcext:value-type="float">
            <text:p>0.95940</text:p>
          </table:table-cell>
          <table:table-cell office:value-type="float" office:value="0" calcext:value-type="float">
            <text:p>0</text:p>
          </table:table-cell>
          <table:table-cell office:value-type="float" office:value="4.737874" calcext:value-type="float">
            <text:p>4.737874</text:p>
          </table:table-cell>
          <table:table-cell office:value-type="string" calcext:value-type="string">
            <text:p>tvreal, lpvnorm</text:p>
          </table:table-cell>
          <table:table-cell office:value-type="string" calcext:value-type="string">
            <text:p>LPVTools - LFT/IQ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0</text:p>
          </table:table-cell>
          <table:table-cell office:value-type="string" calcext:value-type="string">
            <text:p>2020.04.10. Friday 23:54:44 id:2318</text:p>
          </table:table-cell>
          <table:table-cell office:value-type="float" office:value="0.941758019697085" calcext:value-type="float">
            <text:p>0.94176</text:p>
          </table:table-cell>
          <table:table-cell table:style-name="ce14" office:value-type="float" office:value="0.95939790357276" calcext:value-type="float">
            <text:p>0.95940</text:p>
          </table:table-cell>
          <table:table-cell office:value-type="float" office:value="0" calcext:value-type="float">
            <text:p>0</text:p>
          </table:table-cell>
          <table:table-cell office:value-type="float" office:value="6.791514" calcext:value-type="float">
            <text:p>6.791514</text:p>
          </table:table-cell>
          <table:table-cell office:value-type="string" calcext:value-type="string">
            <text:p>tvreal, lpvwcgain</text:p>
          </table:table-cell>
          <table:table-cell office:value-type="string" calcext:value-type="string">
            <text:p>LPVTools - LFT/IQ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0</text:p>
          </table:table-cell>
          <table:table-cell office:value-type="string" calcext:value-type="string">
            <text:p>2020.04.10. Friday 23:54:54 id:2318</text:p>
          </table:table-cell>
          <table:table-cell/>
          <table:table-cell table:style-name="Default"/>
          <table:table-cell office:value-type="float" office:value="4.731535" calcext:value-type="float">
            <text:p>4.731535</text:p>
          </table:table-cell>
          <table:table-cell office:value-type="float" office:value="10.47727" calcext:value-type="float">
            <text:p>10.47727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Polytopic a. with Finsler (old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0</text:p>
          </table:table-cell>
          <table:table-cell office:value-type="string" calcext:value-type="string">
            <text:p>2020.04.10. Friday 23:55:17 id:2318</text:p>
          </table:table-cell>
          <table:table-cell/>
          <table:table-cell table:style-name="Default"/>
          <table:table-cell office:value-type="float" office:value="8.754671" calcext:value-type="float">
            <text:p>8.754671</text:p>
          </table:table-cell>
          <table:table-cell office:value-type="float" office:value="22.966496" calcext:value-type="float">
            <text:p>22.966496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Polytopic a. with Finsler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gasturbine_engine, R: 10000000</text:p>
          </table:table-cell>
          <table:table-cell table:style-name="ce8" office:value-type="string" calcext:value-type="string">
            <text:p>2020.04.10. Friday 23:55:28 id:2319</text:p>
          </table:table-cell>
          <table:table-cell table:style-name="ce12" office:value-type="float" office:value="0.942031477412701" calcext:value-type="float">
            <text:p>0.94203</text:p>
          </table:table-cell>
          <table:table-cell table:style-name="ce15" office:value-type="float" office:value="1.64828154442235" calcext:value-type="float">
            <text:p>1.6482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.362498" calcext:value-type="float">
            <text:p>1.362498</text:p>
          </table:table-cell>
          <table:table-cell table:style-name="ce8" office:value-type="string" calcext:value-type="string">
            <text:p>[no info]</text:p>
          </table:table-cell>
          <table:table-cell table:style-name="ce8" office:value-type="string" calcext:value-type="string">
            <text:p>Robust Control Toolbox</text:p>
          </table:table-cell>
          <table:table-cell table:style-name="ce8" table:number-columns-repeated="1016"/>
        </table:table-row>
        <table:table-row table:style-name="ro1">
          <table:table-cell office:value-type="string" calcext:value-type="string">
            <text:p>gasturbine_engine, R: 10000000</text:p>
          </table:table-cell>
          <table:table-cell office:value-type="string" calcext:value-type="string">
            <text:p>2020.04.10. Friday 23:55:29 id:2319</text:p>
          </table:table-cell>
          <table:table-cell/>
          <table:table-cell table:style-name="ce14" office:value-type="float" office:value="0.960094799335971" calcext:value-type="float">
            <text:p>0.96009</text:p>
          </table:table-cell>
          <table:table-cell office:value-type="float" office:value="0" calcext:value-type="float">
            <text:p>0</text:p>
          </table:table-cell>
          <table:table-cell office:value-type="float" office:value="0.371111" calcext:value-type="float">
            <text:p>0.371111</text:p>
          </table:table-cell>
          <table:table-cell office:value-type="string" calcext:value-type="string">
            <text:p>pgrid (5x5x5)x(2x2x2)</text:p>
          </table:table-cell>
          <table:table-cell office:value-type="string" calcext:value-type="string">
            <text:p>LPVTools - gri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00</text:p>
          </table:table-cell>
          <table:table-cell office:value-type="string" calcext:value-type="string">
            <text:p>2020.04.10. Friday 23:55:31 id:2319</text:p>
          </table:table-cell>
          <table:table-cell/>
          <table:table-cell table:style-name="ce14" office:value-type="float" office:value="0.958353563945831" calcext:value-type="float">
            <text:p>0.95835</text:p>
          </table:table-cell>
          <table:table-cell office:value-type="float" office:value="0.022052" calcext:value-type="float">
            <text:p>0.022052</text:p>
          </table:table-cell>
          <table:table-cell office:value-type="float" office:value="1.183969" calcext:value-type="float">
            <text:p>1.183969</text:p>
          </table:table-cell>
          <table:table-cell office:value-type="string" calcext:value-type="string">
            <text:p>5, Successfully solved (MOSEK)</text:p>
          </table:table-cell>
          <table:table-cell office:value-type="string" calcext:value-type="string">
            <text:p>Req grid for T=Inf, delta=0: Inf (Wu, 199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00</text:p>
          </table:table-cell>
          <table:table-cell office:value-type="string" calcext:value-type="string">
            <text:p>2020.04.10. Friday 23:55:32 id:2319</text:p>
          </table:table-cell>
          <table:table-cell/>
          <table:table-cell table:style-name="ce14" office:value-type="float" office:value="0.958908088883213" calcext:value-type="float">
            <text:p>0.95891</text:p>
          </table:table-cell>
          <table:table-cell office:value-type="float" office:value="0.072203" calcext:value-type="float">
            <text:p>0.072203</text:p>
          </table:table-cell>
          <table:table-cell office:value-type="float" office:value="1.299946" calcext:value-type="float">
            <text:p>1.299946</text:p>
          </table:table-cell>
          <table:table-cell office:value-type="string" calcext:value-type="string">
            <text:p>15, Successfully solved (MOSEK)</text:p>
          </table:table-cell>
          <table:table-cell office:value-type="string" calcext:value-type="string">
            <text:p>Req grid for T=Inf, delta=0: Inf (Wu, 199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00</text:p>
          </table:table-cell>
          <table:table-cell office:value-type="string" calcext:value-type="string">
            <text:p>2020.04.10. Friday 23:55:35 id:2319</text:p>
          </table:table-cell>
          <table:table-cell/>
          <table:table-cell table:style-name="ce14" office:value-type="float" office:value="0.958923774233232" calcext:value-type="float">
            <text:p>0.95892</text:p>
          </table:table-cell>
          <table:table-cell office:value-type="float" office:value="0.759785" calcext:value-type="float">
            <text:p>0.759785</text:p>
          </table:table-cell>
          <table:table-cell office:value-type="float" office:value="2.381542" calcext:value-type="float">
            <text:p>2.381542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prim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00</text:p>
          </table:table-cell>
          <table:table-cell office:value-type="string" calcext:value-type="string">
            <text:p>2020.04.10. Friday 23:55:36 id:2319</text:p>
          </table:table-cell>
          <table:table-cell/>
          <table:table-cell table:style-name="ce14" office:value-type="float" office:value="0.958923784543917" calcext:value-type="float">
            <text:p>0.95892</text:p>
          </table:table-cell>
          <table:table-cell office:value-type="float" office:value="0.213799" calcext:value-type="float">
            <text:p>0.213799</text:p>
          </table:table-cell>
          <table:table-cell office:value-type="float" office:value="1.729326" calcext:value-type="float">
            <text:p>1.729326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dual condensed LMI for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00</text:p>
          </table:table-cell>
          <table:table-cell office:value-type="string" calcext:value-type="string">
            <text:p>2020.04.10. Friday 23:55:39 id:2319</text:p>
          </table:table-cell>
          <table:table-cell/>
          <table:table-cell table:style-name="ce14" office:value-type="float" office:value="0.958923784543917" calcext:value-type="float">
            <text:p>0.95892</text:p>
          </table:table-cell>
          <table:table-cell office:value-type="float" office:value="1.234258" calcext:value-type="float">
            <text:p>1.234258</text:p>
          </table:table-cell>
          <table:table-cell office:value-type="float" office:value="2.768358" calcext:value-type="float">
            <text:p>2.768358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dual explicit LMI for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00</text:p>
          </table:table-cell>
          <table:table-cell office:value-type="string" calcext:value-type="string">
            <text:p>2020.04.10. Friday 23:55:40 id:2319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0.148522" calcext:value-type="float">
            <text:p>0.148522</text:p>
          </table:table-cell>
          <table:table-cell office:value-type="string" calcext:value-type="string">
            <text:p>Pole: [-1], Length: [2], Relax: 1, Active: 1</text:p>
          </table:table-cell>
          <table:table-cell office:value-type="string" calcext:value-type="string">
            <text:p>IQCToolbox - ltv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00</text:p>
          </table:table-cell>
          <table:table-cell office:value-type="string" calcext:value-type="string">
            <text:p>2020.04.10. Friday 23:55:45 id:2319</text:p>
          </table:table-cell>
          <table:table-cell/>
          <table:table-cell table:style-name="ce14" office:value-type="float" office:value="0.959577209502314" calcext:value-type="float">
            <text:p>0.95958</text:p>
          </table:table-cell>
          <table:table-cell office:value-type="float" office:value="0" calcext:value-type="float">
            <text:p>0</text:p>
          </table:table-cell>
          <table:table-cell office:value-type="float" office:value="5.41604" calcext:value-type="float">
            <text:p>5.41604</text:p>
          </table:table-cell>
          <table:table-cell office:value-type="string" calcext:value-type="string">
            <text:p>tvreal, lpvnorm</text:p>
          </table:table-cell>
          <table:table-cell office:value-type="string" calcext:value-type="string">
            <text:p>LPVTools - LFT/IQ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00</text:p>
          </table:table-cell>
          <table:table-cell office:value-type="string" calcext:value-type="string">
            <text:p>2020.04.10. Friday 23:55:53 id:2319</text:p>
          </table:table-cell>
          <table:table-cell office:value-type="float" office:value="0.941758019697085" calcext:value-type="float">
            <text:p>0.94176</text:p>
          </table:table-cell>
          <table:table-cell table:style-name="ce14" office:value-type="float" office:value="0.959577209502314" calcext:value-type="float">
            <text:p>0.95958</text:p>
          </table:table-cell>
          <table:table-cell office:value-type="float" office:value="0" calcext:value-type="float">
            <text:p>0</text:p>
          </table:table-cell>
          <table:table-cell office:value-type="float" office:value="7.476931" calcext:value-type="float">
            <text:p>7.476931</text:p>
          </table:table-cell>
          <table:table-cell office:value-type="string" calcext:value-type="string">
            <text:p>tvreal, lpvwcgain</text:p>
          </table:table-cell>
          <table:table-cell office:value-type="string" calcext:value-type="string">
            <text:p>LPVTools - LFT/IQ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00</text:p>
          </table:table-cell>
          <table:table-cell office:value-type="string" calcext:value-type="string">
            <text:p>2020.04.10. Friday 23:56:03 id:2319</text:p>
          </table:table-cell>
          <table:table-cell/>
          <table:table-cell table:style-name="Default"/>
          <table:table-cell office:value-type="float" office:value="3.664245" calcext:value-type="float">
            <text:p>3.664245</text:p>
          </table:table-cell>
          <table:table-cell office:value-type="float" office:value="9.651024" calcext:value-type="float">
            <text:p>9.651024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Polytopic a. with Finsler (old)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gasturbine_engine, R: 10000000</text:p>
          </table:table-cell>
          <table:table-cell table:style-name="ce10" office:value-type="string" calcext:value-type="string">
            <text:p>2020.04.10. Friday 23:56:27 id:2319</text:p>
          </table:table-cell>
          <table:table-cell table:style-name="ce13"/>
          <table:table-cell table:style-name="Default"/>
          <table:table-cell table:style-name="ce10" office:value-type="float" office:value="9.330138" calcext:value-type="float">
            <text:p>9.330138</text:p>
          </table:table-cell>
          <table:table-cell table:style-name="ce10" office:value-type="float" office:value="23.821845" calcext:value-type="float">
            <text:p>23.821845</text:p>
          </table:table-cell>
          <table:table-cell table:style-name="ce10" office:value-type="string" calcext:value-type="string">
            <text:p>ERROR</text:p>
          </table:table-cell>
          <table:table-cell table:style-name="ce10" office:value-type="string" calcext:value-type="string">
            <text:p>Polytopic a. with Finsler</text:p>
          </table:table-cell>
          <table:table-cell table:style-name="ce10" table:number-columns-repeated="1016"/>
        </table:table-row>
        <table:table-row table:style-name="ro1">
          <table:table-cell office:value-type="string" calcext:value-type="string">
            <text:p>gasturbine_engine, R: 100000000</text:p>
          </table:table-cell>
          <table:table-cell office:value-type="string" calcext:value-type="string">
            <text:p>2020.04.10. Friday 23:56:39 id:2320</text:p>
          </table:table-cell>
          <table:table-cell office:value-type="float" office:value="0.942031477412701" calcext:value-type="float">
            <text:p>0.94203</text:p>
          </table:table-cell>
          <table:table-cell table:style-name="ce14" office:value-type="float" office:value="1.64828154442235" calcext:value-type="float">
            <text:p>1.64828</text:p>
          </table:table-cell>
          <table:table-cell office:value-type="float" office:value="0" calcext:value-type="float">
            <text:p>0</text:p>
          </table:table-cell>
          <table:table-cell office:value-type="float" office:value="1.302564" calcext:value-type="float">
            <text:p>1.302564</text:p>
          </table:table-cell>
          <table:table-cell office:value-type="string" calcext:value-type="string">
            <text:p>[no info]</text:p>
          </table:table-cell>
          <table:table-cell office:value-type="string" calcext:value-type="string">
            <text:p>Robust Control Toolbo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000</text:p>
          </table:table-cell>
          <table:table-cell office:value-type="string" calcext:value-type="string">
            <text:p>2020.04.10. Friday 23:56:40 id:2320</text:p>
          </table:table-cell>
          <table:table-cell/>
          <table:table-cell table:style-name="ce14" office:value-type="float" office:value="0.960094799338477" calcext:value-type="float">
            <text:p>0.96009</text:p>
          </table:table-cell>
          <table:table-cell office:value-type="float" office:value="0" calcext:value-type="float">
            <text:p>0</text:p>
          </table:table-cell>
          <table:table-cell office:value-type="float" office:value="0.371902" calcext:value-type="float">
            <text:p>0.371902</text:p>
          </table:table-cell>
          <table:table-cell office:value-type="string" calcext:value-type="string">
            <text:p>pgrid (5x5x5)x(2x2x2)</text:p>
          </table:table-cell>
          <table:table-cell office:value-type="string" calcext:value-type="string">
            <text:p>LPVTools - gri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000</text:p>
          </table:table-cell>
          <table:table-cell office:value-type="string" calcext:value-type="string">
            <text:p>2020.04.10. Friday 23:56:42 id:2320</text:p>
          </table:table-cell>
          <table:table-cell/>
          <table:table-cell table:style-name="ce14" office:value-type="float" office:value="0.958353577039823" calcext:value-type="float">
            <text:p>0.95835</text:p>
          </table:table-cell>
          <table:table-cell office:value-type="float" office:value="0.016813" calcext:value-type="float">
            <text:p>0.016813</text:p>
          </table:table-cell>
          <table:table-cell office:value-type="float" office:value="1.21848" calcext:value-type="float">
            <text:p>1.21848</text:p>
          </table:table-cell>
          <table:table-cell office:value-type="string" calcext:value-type="string">
            <text:p>5, Successfully solved (MOSEK)</text:p>
          </table:table-cell>
          <table:table-cell office:value-type="string" calcext:value-type="string">
            <text:p>Req grid for T=Inf, delta=0: Inf (Wu, 199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000</text:p>
          </table:table-cell>
          <table:table-cell office:value-type="string" calcext:value-type="string">
            <text:p>2020.04.10. Friday 23:56:43 id:2320</text:p>
          </table:table-cell>
          <table:table-cell/>
          <table:table-cell table:style-name="ce14" office:value-type="float" office:value="0.95890810886268" calcext:value-type="float">
            <text:p>0.95891</text:p>
          </table:table-cell>
          <table:table-cell office:value-type="float" office:value="0.061466" calcext:value-type="float">
            <text:p>0.061466</text:p>
          </table:table-cell>
          <table:table-cell office:value-type="float" office:value="1.310469" calcext:value-type="float">
            <text:p>1.310469</text:p>
          </table:table-cell>
          <table:table-cell office:value-type="string" calcext:value-type="string">
            <text:p>15, Successfully solved (MOSEK)</text:p>
          </table:table-cell>
          <table:table-cell office:value-type="string" calcext:value-type="string">
            <text:p>Req grid for T=Inf, delta=0: Inf (Wu, 199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000</text:p>
          </table:table-cell>
          <table:table-cell office:value-type="string" calcext:value-type="string">
            <text:p>2020.04.10. Friday 23:56:46 id:2320</text:p>
          </table:table-cell>
          <table:table-cell/>
          <table:table-cell table:style-name="ce14" office:value-type="float" office:value="0.958923774233173" calcext:value-type="float">
            <text:p>0.95892</text:p>
          </table:table-cell>
          <table:table-cell office:value-type="float" office:value="0.833569" calcext:value-type="float">
            <text:p>0.833569</text:p>
          </table:table-cell>
          <table:table-cell office:value-type="float" office:value="2.488046" calcext:value-type="float">
            <text:p>2.488046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prim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000</text:p>
          </table:table-cell>
          <table:table-cell office:value-type="string" calcext:value-type="string">
            <text:p>2020.04.10. Friday 23:56:47 id:2320</text:p>
          </table:table-cell>
          <table:table-cell/>
          <table:table-cell table:style-name="ce14" office:value-type="float" office:value="0.958923784542941" calcext:value-type="float">
            <text:p>0.95892</text:p>
          </table:table-cell>
          <table:table-cell office:value-type="float" office:value="0.166605" calcext:value-type="float">
            <text:p>0.166605</text:p>
          </table:table-cell>
          <table:table-cell office:value-type="float" office:value="1.674987" calcext:value-type="float">
            <text:p>1.674987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dual condensed LMI for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000</text:p>
          </table:table-cell>
          <table:table-cell office:value-type="string" calcext:value-type="string">
            <text:p>2020.04.10. Friday 23:56:49 id:2320</text:p>
          </table:table-cell>
          <table:table-cell/>
          <table:table-cell table:style-name="ce14" office:value-type="float" office:value="0.958923784542941" calcext:value-type="float">
            <text:p>0.95892</text:p>
          </table:table-cell>
          <table:table-cell office:value-type="float" office:value="0.17019" calcext:value-type="float">
            <text:p>0.17019</text:p>
          </table:table-cell>
          <table:table-cell office:value-type="float" office:value="1.706615" calcext:value-type="float">
            <text:p>1.706615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dual explicit LMI for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000</text:p>
          </table:table-cell>
          <table:table-cell office:value-type="string" calcext:value-type="string">
            <text:p>2020.04.10. Friday 23:56:50 id:2320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0.194466" calcext:value-type="float">
            <text:p>0.194466</text:p>
          </table:table-cell>
          <table:table-cell office:value-type="string" calcext:value-type="string">
            <text:p>ERROR, Pole: [-1], Length: [2], Relax: 1, Active: 1</text:p>
          </table:table-cell>
          <table:table-cell office:value-type="string" calcext:value-type="string">
            <text:p>IQCToolbox - ltv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000</text:p>
          </table:table-cell>
          <table:table-cell office:value-type="string" calcext:value-type="string">
            <text:p>2020.04.10. Friday 23:56:50 id:2320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0.379255" calcext:value-type="float">
            <text:p>0.379255</text:p>
          </table:table-cell>
          <table:table-cell office:value-type="string" calcext:value-type="string">
            <text:p>ERROR, tvreal, lpvnorm</text:p>
          </table:table-cell>
          <table:table-cell office:value-type="string" calcext:value-type="string">
            <text:p>LPVTools - LFT/IQ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000</text:p>
          </table:table-cell>
          <table:table-cell office:value-type="string" calcext:value-type="string">
            <text:p>2020.04.10. Friday 23:56:53 id:2320</text:p>
          </table:table-cell>
          <table:table-cell office:value-type="float" office:value="0.941758019697085" calcext:value-type="float">
            <text:p>0.94176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2.375737" calcext:value-type="float">
            <text:p>2.375737</text:p>
          </table:table-cell>
          <table:table-cell office:value-type="string" calcext:value-type="string">
            <text:p>ERROR, tvreal, lpvwcgain</text:p>
          </table:table-cell>
          <table:table-cell office:value-type="string" calcext:value-type="string">
            <text:p>LPVTools - LFT/IQ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000</text:p>
          </table:table-cell>
          <table:table-cell office:value-type="string" calcext:value-type="string">
            <text:p>2020.04.10. Friday 23:57:03 id:2320</text:p>
          </table:table-cell>
          <table:table-cell/>
          <table:table-cell table:style-name="Default"/>
          <table:table-cell office:value-type="float" office:value="4.256253" calcext:value-type="float">
            <text:p>4.256253</text:p>
          </table:table-cell>
          <table:table-cell office:value-type="float" office:value="10.086983" calcext:value-type="float">
            <text:p>10.086983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Polytopic a. with Finsler (old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000</text:p>
          </table:table-cell>
          <table:table-cell office:value-type="string" calcext:value-type="string">
            <text:p>2020.04.10. Friday 23:57:26 id:2320</text:p>
          </table:table-cell>
          <table:table-cell/>
          <table:table-cell table:style-name="Default"/>
          <table:table-cell office:value-type="float" office:value="8.762706" calcext:value-type="float">
            <text:p>8.762706</text:p>
          </table:table-cell>
          <table:table-cell office:value-type="float" office:value="23.128717" calcext:value-type="float">
            <text:p>23.128717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Polytopic a. with Finsler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gasturbine_engine, R: 1000000000</text:p>
          </table:table-cell>
          <table:table-cell table:style-name="ce8" office:value-type="string" calcext:value-type="string">
            <text:p>2020.04.10. Friday 23:30:35 id:2314</text:p>
          </table:table-cell>
          <table:table-cell table:style-name="ce12" office:value-type="float" office:value="0.942031477412701" calcext:value-type="float">
            <text:p>0.94203</text:p>
          </table:table-cell>
          <table:table-cell table:style-name="ce15" office:value-type="float" office:value="1.64828154442235" calcext:value-type="float">
            <text:p>1.6482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.257495" calcext:value-type="float">
            <text:p>1.257495</text:p>
          </table:table-cell>
          <table:table-cell table:style-name="ce8" office:value-type="string" calcext:value-type="string">
            <text:p>[no info]</text:p>
          </table:table-cell>
          <table:table-cell table:style-name="ce8" office:value-type="string" calcext:value-type="string">
            <text:p>Robust Control Toolbox</text:p>
          </table:table-cell>
          <table:table-cell table:style-name="ce8" table:number-columns-repeated="1016"/>
        </table:table-row>
        <table:table-row table:style-name="ro1">
          <table:table-cell office:value-type="string" calcext:value-type="string">
            <text:p>gasturbine_engine, R: 1000000000</text:p>
          </table:table-cell>
          <table:table-cell office:value-type="string" calcext:value-type="string">
            <text:p>2020.04.10. Friday 23:30:37 id:2314</text:p>
          </table:table-cell>
          <table:table-cell/>
          <table:table-cell table:style-name="ce14" office:value-type="float" office:value="0.960094799338471" calcext:value-type="float">
            <text:p>0.96009</text:p>
          </table:table-cell>
          <table:table-cell office:value-type="float" office:value="0" calcext:value-type="float">
            <text:p>0</text:p>
          </table:table-cell>
          <table:table-cell office:value-type="float" office:value="0.375885" calcext:value-type="float">
            <text:p>0.375885</text:p>
          </table:table-cell>
          <table:table-cell office:value-type="string" calcext:value-type="string">
            <text:p>pgrid (5x5x5)x(2x2x2)</text:p>
          </table:table-cell>
          <table:table-cell office:value-type="string" calcext:value-type="string">
            <text:p>LPVTools - gri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0000</text:p>
          </table:table-cell>
          <table:table-cell office:value-type="string" calcext:value-type="string">
            <text:p>2020.04.10. Friday 23:30:38 id:2314</text:p>
          </table:table-cell>
          <table:table-cell/>
          <table:table-cell table:style-name="ce14" office:value-type="float" office:value="0.958353575124365" calcext:value-type="float">
            <text:p>0.95835</text:p>
          </table:table-cell>
          <table:table-cell office:value-type="float" office:value="0.018195" calcext:value-type="float">
            <text:p>0.018195</text:p>
          </table:table-cell>
          <table:table-cell office:value-type="float" office:value="1.215656" calcext:value-type="float">
            <text:p>1.215656</text:p>
          </table:table-cell>
          <table:table-cell office:value-type="string" calcext:value-type="string">
            <text:p>5, Successfully solved (MOSEK)</text:p>
          </table:table-cell>
          <table:table-cell office:value-type="string" calcext:value-type="string">
            <text:p>Req grid for T=Inf, delta=0: Inf (Wu, 199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0000</text:p>
          </table:table-cell>
          <table:table-cell office:value-type="string" calcext:value-type="string">
            <text:p>2020.04.10. Friday 23:30:40 id:2314</text:p>
          </table:table-cell>
          <table:table-cell/>
          <table:table-cell table:style-name="ce14" office:value-type="float" office:value="0.958908108880689" calcext:value-type="float">
            <text:p>0.95891</text:p>
          </table:table-cell>
          <table:table-cell office:value-type="float" office:value="0.070135" calcext:value-type="float">
            <text:p>0.070135</text:p>
          </table:table-cell>
          <table:table-cell office:value-type="float" office:value="1.301879" calcext:value-type="float">
            <text:p>1.301879</text:p>
          </table:table-cell>
          <table:table-cell office:value-type="string" calcext:value-type="string">
            <text:p>15, Successfully solved (MOSEK)</text:p>
          </table:table-cell>
          <table:table-cell office:value-type="string" calcext:value-type="string">
            <text:p>Req grid for T=Inf, delta=0: Inf (Wu, 1995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0000</text:p>
          </table:table-cell>
          <table:table-cell office:value-type="string" calcext:value-type="string">
            <text:p>2020.04.10. Friday 23:30:42 id:2314</text:p>
          </table:table-cell>
          <table:table-cell/>
          <table:table-cell table:style-name="ce14" office:value-type="float" office:value="0.958923774231987" calcext:value-type="float">
            <text:p>0.95892</text:p>
          </table:table-cell>
          <table:table-cell office:value-type="float" office:value="0.849659" calcext:value-type="float">
            <text:p>0.849659</text:p>
          </table:table-cell>
          <table:table-cell office:value-type="float" office:value="2.481021" calcext:value-type="float">
            <text:p>2.481021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prima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0000</text:p>
          </table:table-cell>
          <table:table-cell office:value-type="string" calcext:value-type="string">
            <text:p>2020.04.10. Friday 23:30:44 id:2314</text:p>
          </table:table-cell>
          <table:table-cell/>
          <table:table-cell table:style-name="ce14" office:value-type="float" office:value="0.958923784542844" calcext:value-type="float">
            <text:p>0.95892</text:p>
          </table:table-cell>
          <table:table-cell office:value-type="float" office:value="0.163001" calcext:value-type="float">
            <text:p>0.163001</text:p>
          </table:table-cell>
          <table:table-cell office:value-type="float" office:value="1.687843" calcext:value-type="float">
            <text:p>1.687843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dual condensed LMI for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0000</text:p>
          </table:table-cell>
          <table:table-cell office:value-type="string" calcext:value-type="string">
            <text:p>2020.04.10. Friday 23:30:46 id:2314</text:p>
          </table:table-cell>
          <table:table-cell/>
          <table:table-cell table:style-name="ce14" office:value-type="float" office:value="0.958923784542844" calcext:value-type="float">
            <text:p>0.95892</text:p>
          </table:table-cell>
          <table:table-cell office:value-type="float" office:value="0.154218" calcext:value-type="float">
            <text:p>0.154218</text:p>
          </table:table-cell>
          <table:table-cell office:value-type="float" office:value="1.706278" calcext:value-type="float">
            <text:p>1.706278</text:p>
          </table:table-cell>
          <table:table-cell office:value-type="string" calcext:value-type="string">
            <text:p>Successfully solved (MOSEK)</text:p>
          </table:table-cell>
          <table:table-cell office:value-type="string" calcext:value-type="string">
            <text:p>Descriptor - dual explicit LMI for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0000</text:p>
          </table:table-cell>
          <table:table-cell office:value-type="string" calcext:value-type="string">
            <text:p>2020.04.10. Friday 23:30:46 id:2314</text:p>
          </table:table-cell>
          <table:table-cell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0.380255" calcext:value-type="float">
            <text:p>0.380255</text:p>
          </table:table-cell>
          <table:table-cell office:value-type="string" calcext:value-type="string">
            <text:p>ERROR, Pole: [-1], Length: [2], Relax: 1, Active: 1</text:p>
          </table:table-cell>
          <table:table-cell office:value-type="string" calcext:value-type="string">
            <text:p>IQCToolbox - ltv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0000</text:p>
          </table:table-cell>
          <table:table-cell office:value-type="string" calcext:value-type="string">
            <text:p>2020.04.10. Friday 23:30:53 id:2314</text:p>
          </table:table-cell>
          <table:table-cell/>
          <table:table-cell table:style-name="ce14" office:value-type="float" office:value="0.959501414358327" calcext:value-type="float">
            <text:p>0.95950</text:p>
          </table:table-cell>
          <table:table-cell office:value-type="float" office:value="0" calcext:value-type="float">
            <text:p>0</text:p>
          </table:table-cell>
          <table:table-cell office:value-type="float" office:value="6.168564" calcext:value-type="float">
            <text:p>6.168564</text:p>
          </table:table-cell>
          <table:table-cell office:value-type="string" calcext:value-type="string">
            <text:p>tvreal, lpvnorm</text:p>
          </table:table-cell>
          <table:table-cell office:value-type="string" calcext:value-type="string">
            <text:p>LPVTools - LFT/IQ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0000</text:p>
          </table:table-cell>
          <table:table-cell office:value-type="string" calcext:value-type="string">
            <text:p>2020.04.10. Friday 23:31:01 id:2314</text:p>
          </table:table-cell>
          <table:table-cell office:value-type="float" office:value="0.941758019697085" calcext:value-type="float">
            <text:p>0.94176</text:p>
          </table:table-cell>
          <table:table-cell table:style-name="ce14" office:value-type="float" office:value="0.959501414358327" calcext:value-type="float">
            <text:p>0.95950</text:p>
          </table:table-cell>
          <table:table-cell office:value-type="float" office:value="0" calcext:value-type="float">
            <text:p>0</text:p>
          </table:table-cell>
          <table:table-cell office:value-type="float" office:value="8.176161" calcext:value-type="float">
            <text:p>8.176161</text:p>
          </table:table-cell>
          <table:table-cell office:value-type="string" calcext:value-type="string">
            <text:p>tvreal, lpvwcgain</text:p>
          </table:table-cell>
          <table:table-cell office:value-type="string" calcext:value-type="string">
            <text:p>LPVTools - LFT/IQ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sturbine_engine, R: 1000000000</text:p>
          </table:table-cell>
          <table:table-cell office:value-type="string" calcext:value-type="string">
            <text:p>2020.04.10. Friday 23:31:12 id:2314</text:p>
          </table:table-cell>
          <table:table-cell/>
          <table:table-cell table:style-name="Default"/>
          <table:table-cell office:value-type="float" office:value="4.790227" calcext:value-type="float">
            <text:p>4.790227</text:p>
          </table:table-cell>
          <table:table-cell office:value-type="float" office:value="10.785022" calcext:value-type="float">
            <text:p>10.785022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Polytopic a. with Finsler (old)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gasturbine_engine, R: 1000000000</text:p>
          </table:table-cell>
          <table:table-cell table:style-name="ce10" office:value-type="string" calcext:value-type="string">
            <text:p>2020.04.10. Friday 23:31:33 id:2314</text:p>
          </table:table-cell>
          <table:table-cell table:style-name="ce13"/>
          <table:table-cell table:style-name="Default"/>
          <table:table-cell table:style-name="ce10" office:value-type="float" office:value="6.019395" calcext:value-type="float">
            <text:p>6.019395</text:p>
          </table:table-cell>
          <table:table-cell table:style-name="ce10" office:value-type="float" office:value="20.942336" calcext:value-type="float">
            <text:p>20.942336</text:p>
          </table:table-cell>
          <table:table-cell table:style-name="ce10" office:value-type="string" calcext:value-type="string">
            <text:p>ERROR</text:p>
          </table:table-cell>
          <table:table-cell table:style-name="ce10" office:value-type="string" calcext:value-type="string">
            <text:p>Polytopic a. with Finsler</text:p>
          </table:table-cell>
          <table:table-cell table:style-name="ce10" table:number-columns-repeated="1016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119:Sheet1.D120 Sheet1.D2:Sheet1.D84 Sheet1.D87:Sheet1.D93 Sheet1.D95:Sheet1.D96 Sheet1.D99:Sheet1.D105 Sheet1.D111:Sheet1.D117">
            <calcext:condition calcext:apply-style-name="Untitled1" calcext:value="&lt;[$Sheet1.$C$2] - 0.000001" calcext:base-cell-address="Sheet1.D2"/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1412.22pt" svg:height="524.81pt" svg:x="3.88pt" svg:y="182.95pt">
            <draw:object draw:notify-on-update-of-ranges="Sheet2.B1:Sheet2.K1 Sheet2.A2:Sheet2.A2 Sheet2.B2:Sheet2.K2 Sheet2.A3:Sheet2.A3 Sheet2.B3:Sheet2.K3 Sheet2.A4:Sheet2.A4 Sheet2.B4:Sheet2.K4 Sheet2.A5:Sheet2.A5 Sheet2.B5:Sheet2.K5 Sheet2.A6:Sheet2.A6 Sheet2.B6:Sheet2.K6 Sheet2.A7:Sheet2.A7 Sheet2.B7:Sheet2.K7 Sheet2.A8:Sheet2.A8 Sheet2.B8:Sheet2.K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Default"/>
        <table:table-column table:style-name="co10" table:number-columns-repeated="10" table:default-cell-style-name="ce1"/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" calcext:value-type="float">
            <text:p>10</text:p>
          </table:table-cell>
          <table:table-cell table:style-name="ce9" office:value-type="float" office:value="100" calcext:value-type="float">
            <text:p>1.00E+02</text:p>
          </table:table-cell>
          <table:table-cell table:style-name="ce9" office:value-type="float" office:value="1000" calcext:value-type="float">
            <text:p>1.00E+03</text:p>
          </table:table-cell>
          <table:table-cell table:style-name="ce9" office:value-type="float" office:value="10000" calcext:value-type="float">
            <text:p>1.00E+04</text:p>
          </table:table-cell>
          <table:table-cell table:style-name="ce9" office:value-type="float" office:value="100000" calcext:value-type="float">
            <text:p>1.00E+05</text:p>
          </table:table-cell>
          <table:table-cell table:style-name="ce9" office:value-type="float" office:value="1000000" calcext:value-type="float">
            <text:p>1.00E+06</text:p>
          </table:table-cell>
          <table:table-cell table:style-name="ce9" office:value-type="float" office:value="10000000" calcext:value-type="float">
            <text:p>1.00E+07</text:p>
          </table:table-cell>
          <table:table-cell table:style-name="ce9" office:value-type="float" office:value="100000000" calcext:value-type="float">
            <text:p>1.00E+08</text:p>
          </table:table-cell>
          <table:table-cell table:style-name="ce9" office:value-type="float" office:value="1000000000" calcext:value-type="float">
            <text:p>1.00E+09</text:p>
          </table:table-cell>
        </table:table-row>
        <table:table-row table:style-name="ro1">
          <table:table-cell office:value-type="string" calcext:value-type="string">
            <text:p>Req grid for T=Inf, delta=0: Inf (Wu, 1995)</text:p>
          </table:table-cell>
          <table:table-cell office:value-type="float" office:value="0.942031482520052" calcext:value-type="float">
            <text:p>0.94203</text:p>
          </table:table-cell>
          <table:table-cell office:value-type="float" office:value="0.942031489884456" calcext:value-type="float">
            <text:p>0.94203</text:p>
          </table:table-cell>
          <table:table-cell office:value-type="float" office:value="0.953951681885629" calcext:value-type="float">
            <text:p>0.95395</text:p>
          </table:table-cell>
          <table:table-cell office:value-type="float" office:value="0.95838792573153" calcext:value-type="float">
            <text:p>0.95839</text:p>
          </table:table-cell>
          <table:table-cell office:value-type="float" office:value="0.958855839638574" calcext:value-type="float">
            <text:p>0.95886</text:p>
          </table:table-cell>
          <table:table-cell office:value-type="float" office:value="0.95890291297181" calcext:value-type="float">
            <text:p>0.95890</text:p>
          </table:table-cell>
          <table:table-cell office:value-type="float" office:value="0.958907637653051" calcext:value-type="float">
            <text:p>0.95891</text:p>
          </table:table-cell>
          <table:table-cell office:value-type="float" office:value="0.958908088883213" calcext:value-type="float">
            <text:p>0.95891</text:p>
          </table:table-cell>
          <table:table-cell office:value-type="float" office:value="0.95890810886268" calcext:value-type="float">
            <text:p>0.95891</text:p>
          </table:table-cell>
          <table:table-cell office:value-type="float" office:value="0.958908108880689" calcext:value-type="float">
            <text:p>0.95891</text:p>
          </table:table-cell>
        </table:table-row>
        <table:table-row table:style-name="ro1">
          <table:table-cell office:value-type="string" calcext:value-type="string">
            <text:p>Descriptor - dual condensed LMI form</text:p>
          </table:table-cell>
          <table:table-cell office:value-type="float" office:value="0.942108148617209" calcext:value-type="float">
            <text:p>0.94211</text:p>
          </table:table-cell>
          <table:table-cell office:value-type="float" office:value="0.952603618455337" calcext:value-type="float">
            <text:p>0.95260</text:p>
          </table:table-cell>
          <table:table-cell office:value-type="float" office:value="0.958924649259189" calcext:value-type="float">
            <text:p>0.95892</text:p>
          </table:table-cell>
          <table:table-cell office:value-type="float" office:value="0.958923795023824" calcext:value-type="float">
            <text:p>0.95892</text:p>
          </table:table-cell>
          <table:table-cell office:value-type="float" office:value="0.958923785629833" calcext:value-type="float">
            <text:p>0.95892</text:p>
          </table:table-cell>
          <table:table-cell office:value-type="float" office:value="0.958923784651317" calcext:value-type="float">
            <text:p>0.95892</text:p>
          </table:table-cell>
          <table:table-cell office:value-type="float" office:value="0.958923784553682" calcext:value-type="float">
            <text:p>0.95892</text:p>
          </table:table-cell>
          <table:table-cell office:value-type="float" office:value="0.958923784543917" calcext:value-type="float">
            <text:p>0.95892</text:p>
          </table:table-cell>
          <table:table-cell office:value-type="float" office:value="0.958923784542941" calcext:value-type="float">
            <text:p>0.95892</text:p>
          </table:table-cell>
          <table:table-cell office:value-type="float" office:value="0.958923784542844" calcext:value-type="float">
            <text:p>0.95892</text:p>
          </table:table-cell>
        </table:table-row>
        <table:table-row table:style-name="ro1">
          <table:table-cell office:value-type="string" calcext:value-type="string">
            <text:p>IQCToolbox - ltvs</text:p>
          </table:table-cell>
          <table:table-cell office:value-type="float" office:value="0.944567602756851" calcext:value-type="float">
            <text:p>0.94457</text:p>
          </table:table-cell>
          <table:table-cell office:value-type="float" office:value="0.960015925453968" calcext:value-type="float">
            <text:p>0.96002</text:p>
          </table:table-cell>
          <table:table-cell office:value-type="float" office:value="0.959838071779446" calcext:value-type="float">
            <text:p>0.95984</text:p>
          </table:table-cell>
          <table:table-cell office:value-type="float" office:value="0.960504202752733" calcext:value-type="float">
            <text:p>0.96050</text:p>
          </table:table-cell>
          <table:table-cell office:value-type="float" office:value="0.959763656386857" calcext:value-type="float">
            <text:p>0.95976</text:p>
          </table:table-cell>
          <table:table-cell office:value-type="float" office:value="0.962897602858273" calcext:value-type="float">
            <text:p>0.96290</text:p>
          </table:table-cell>
          <table:table-cell office:value-type="float" office:value="0.987792710360593" calcext:value-type="float">
            <text:p>0.987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PVTools - LFT/IQC</text:p>
          </table:table-cell>
          <table:table-cell office:value-type="float" office:value="0.945191016155451" calcext:value-type="float">
            <text:p>0.94519</text:p>
          </table:table-cell>
          <table:table-cell office:value-type="float" office:value="0.959720045126855" calcext:value-type="float">
            <text:p>0.95972</text:p>
          </table:table-cell>
          <table:table-cell office:value-type="float" office:value="0.959313774328746" calcext:value-type="float">
            <text:p>0.95931</text:p>
          </table:table-cell>
          <table:table-cell office:value-type="float" office:value="0.959693968839741" calcext:value-type="float">
            <text:p>0.95969</text:p>
          </table:table-cell>
          <table:table-cell office:value-type="float" office:value="0.959543511530848" calcext:value-type="float">
            <text:p>0.95954</text:p>
          </table:table-cell>
          <table:table-cell office:value-type="float" office:value="0.959580896024629" calcext:value-type="float">
            <text:p>0.95958</text:p>
          </table:table-cell>
          <table:table-cell office:value-type="float" office:value="0.95939790357276" calcext:value-type="float">
            <text:p>0.95940</text:p>
          </table:table-cell>
          <table:table-cell office:value-type="float" office:value="0.959577209502314" calcext:value-type="float">
            <text:p>0.95958</text:p>
          </table:table-cell>
          <table:table-cell/>
          <table:table-cell office:value-type="float" office:value="0.959501414358327" calcext:value-type="float">
            <text:p>0.95950</text:p>
          </table:table-cell>
        </table:table-row>
        <table:table-row table:style-name="ro1">
          <table:table-cell office:value-type="string" calcext:value-type="string">
            <text:p>Polytopic a. with Finsler (old)</text:p>
          </table:table-cell>
          <table:table-cell office:value-type="float" office:value="0.942031475464013" calcext:value-type="float">
            <text:p>0.94203</text:p>
          </table:table-cell>
          <table:table-cell office:value-type="float" office:value="0.942031477231332" calcext:value-type="float">
            <text:p>0.94203</text:p>
          </table:table-cell>
          <table:table-cell office:value-type="float" office:value="0.942104412904722" calcext:value-type="float">
            <text:p>0.94210</text:p>
          </table:table-cell>
          <table:table-cell office:value-type="float" office:value="0.942038746869841" calcext:value-type="float">
            <text:p>0.94204</text:p>
          </table:table-cell>
          <table:table-cell office:value-type="float" office:value="0.942032826030229" calcext:value-type="float">
            <text:p>0.94203</text:p>
          </table:table-cell>
          <table:table-cell office:value-type="float" office:value="0.957152196932508" calcext:value-type="float">
            <text:p>0.957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ytopic a. with Finsler</text:p>
          </table:table-cell>
          <table:table-cell office:value-type="float" office:value="0.94203147583124" calcext:value-type="float">
            <text:p>0.94203</text:p>
          </table:table-cell>
          <table:table-cell office:value-type="float" office:value="0.942031474668614" calcext:value-type="float">
            <text:p>0.94203</text:p>
          </table:table-cell>
          <table:table-cell office:value-type="float" office:value="0.943046826288262" calcext:value-type="float">
            <text:p>0.94305</text:p>
          </table:table-cell>
          <table:table-cell office:value-type="float" office:value="0.942036518592807" calcext:value-type="float">
            <text:p>0.94204</text:p>
          </table:table-cell>
          <table:table-cell office:value-type="float" office:value="0.942080133138729" calcext:value-type="float">
            <text:p>0.94208</text:p>
          </table:table-cell>
          <table:table-cell office:value-type="float" office:value="0.953428773823273" calcext:value-type="float">
            <text:p>0.95343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Wu and Prajna 2005, SOS approach</text:p>
          </table:table-cell>
          <table:table-cell table:style-name="Default"/>
          <table:table-cell table:style-name="ce4" office:value-type="float" office:value="0.9462" calcext:value-type="float">
            <text:p>0.94620</text:p>
          </table:table-cell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fcd3c1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 style:data-style-name="N2" text:time-value="00:30:15.2654662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0T22:54:39.811392183</meta:creation-date>
    <dc:date>2020-04-13T12:46:39.286732743</dc:date>
    <meta:editing-duration>P2DT12H49M31S</meta:editing-duration>
    <meta:editing-cycles>17</meta:editing-cycles>
    <meta:generator>LibreOffice/6.0.7.3$Linux_X86_64 LibreOffice_project/00m0$Build-3</meta:generator>
    <meta:document-statistic meta:table-count="2" meta:cell-count="92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minimum="0.94" chart:maximum="0.9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9.821cm" svg:height="18.515cm" xlink:href=".." xlink:type="simple" chart:class="chart:line" chart:style-name="ch1">
        <chart:legend chart:legend-position="end" svg:x="42.048cm" svg:y="7.464cm" style:legend-expansion="high" chart:style-name="ch2"/>
        <chart:plot-area chart:style-name="ch3" table:cell-range-address="Sheet2.A1:Sheet2.K8" chart:data-source-has-labels="both" svg:x="0.996cm" svg:y="0.37cm" svg:width="40.056cm" svg:height="17.775cm">
          <chartooo:coordinate-region svg:x="2.464cm" svg:y="0.57cm" svg:width="37.66cm" svg:height="16.928cm"/>
          <chart:axis chart:dimension="x" chart:name="primary-x" chart:style-name="ch4" chartooo:axis-type="auto">
            <chartooo:date-scale/>
            <chart:categories table:cell-range-address="Sheet2.B1:Sheet2.K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K2" chart:label-cell-address="Sheet2.A2:Sheet2.A2" chart:class="chart:line">
            <chart:data-point chart:repeated="10"/>
          </chart:series>
          <chart:series chart:style-name="ch8" chart:values-cell-range-address="Sheet2.B3:Sheet2.K3" chart:label-cell-address="Sheet2.A3:Sheet2.A3" chart:class="chart:line">
            <chart:data-point chart:repeated="10"/>
          </chart:series>
          <chart:series chart:style-name="ch9" chart:values-cell-range-address="Sheet2.B4:Sheet2.K4" chart:label-cell-address="Sheet2.A4:Sheet2.A4" chart:class="chart:line">
            <chart:data-point chart:repeated="10"/>
          </chart:series>
          <chart:series chart:style-name="ch10" chart:values-cell-range-address="Sheet2.B5:Sheet2.K5" chart:label-cell-address="Sheet2.A5:Sheet2.A5" chart:class="chart:line">
            <chart:data-point chart:repeated="10"/>
          </chart:series>
          <chart:series chart:style-name="ch11" chart:values-cell-range-address="Sheet2.B6:Sheet2.K6" chart:label-cell-address="Sheet2.A6:Sheet2.A6" chart:class="chart:line">
            <chart:data-point chart:repeated="10"/>
          </chart:series>
          <chart:series chart:style-name="ch12" chart:values-cell-range-address="Sheet2.B7:Sheet2.K7" chart:label-cell-address="Sheet2.A7:Sheet2.A7" chart:class="chart:line">
            <chart:data-point chart:repeated="10"/>
          </chart:series>
          <chart:series chart:style-name="ch13" chart:values-cell-range-address="Sheet2.B8:Sheet2.K8" chart:label-cell-address="Sheet2.A8:Sheet2.A8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Sheet2.B1:Sheet2.K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100000000">
                <text:p>100000000</text:p>
              </table:table-cell>
              <table:table-cell office:value-type="float" office:value="1000000000">
                <text:p>1000000000</text:p>
              </table:table-cell>
            </table:table-row>
          </table:table-header-rows>
          <table:table-rows>
            <table:table-row>
              <table:table-cell office:value-type="string">
                <text:p>Req grid for T=Inf, delta=0: Inf (Wu, 1995)</text:p>
                <draw:g>
                  <svg:desc>Sheet2.A2:Sheet2.A2</svg:desc>
                </draw:g>
              </table:table-cell>
              <table:table-cell office:value-type="float" office:value="0.942031482520052">
                <text:p>0.942031482520052</text:p>
                <draw:g>
                  <svg:desc>Sheet2.B2:Sheet2.K2</svg:desc>
                </draw:g>
              </table:table-cell>
              <table:table-cell office:value-type="float" office:value="0.942031489884456">
                <text:p>0.942031489884456</text:p>
              </table:table-cell>
              <table:table-cell office:value-type="float" office:value="0.953951681885629">
                <text:p>0.953951681885629</text:p>
              </table:table-cell>
              <table:table-cell office:value-type="float" office:value="0.95838792573153">
                <text:p>0.95838792573153</text:p>
              </table:table-cell>
              <table:table-cell office:value-type="float" office:value="0.958855839638574">
                <text:p>0.958855839638574</text:p>
              </table:table-cell>
              <table:table-cell office:value-type="float" office:value="0.95890291297181">
                <text:p>0.95890291297181</text:p>
              </table:table-cell>
              <table:table-cell office:value-type="float" office:value="0.958907637653051">
                <text:p>0.958907637653051</text:p>
              </table:table-cell>
              <table:table-cell office:value-type="float" office:value="0.958908088883213">
                <text:p>0.958908088883213</text:p>
              </table:table-cell>
              <table:table-cell office:value-type="float" office:value="0.95890810886268">
                <text:p>0.95890810886268</text:p>
              </table:table-cell>
              <table:table-cell office:value-type="float" office:value="0.958908108880689">
                <text:p>0.958908108880689</text:p>
              </table:table-cell>
            </table:table-row>
            <table:table-row>
              <table:table-cell office:value-type="string">
                <text:p>Descriptor - dual condensed LMI form</text:p>
                <draw:g>
                  <svg:desc>Sheet2.A3:Sheet2.A3</svg:desc>
                </draw:g>
              </table:table-cell>
              <table:table-cell office:value-type="float" office:value="0.942108148617209">
                <text:p>0.942108148617209</text:p>
                <draw:g>
                  <svg:desc>Sheet2.B3:Sheet2.K3</svg:desc>
                </draw:g>
              </table:table-cell>
              <table:table-cell office:value-type="float" office:value="0.952603618455337">
                <text:p>0.952603618455337</text:p>
              </table:table-cell>
              <table:table-cell office:value-type="float" office:value="0.958924649259189">
                <text:p>0.958924649259189</text:p>
              </table:table-cell>
              <table:table-cell office:value-type="float" office:value="0.958923795023824">
                <text:p>0.958923795023824</text:p>
              </table:table-cell>
              <table:table-cell office:value-type="float" office:value="0.958923785629833">
                <text:p>0.958923785629833</text:p>
              </table:table-cell>
              <table:table-cell office:value-type="float" office:value="0.958923784651317">
                <text:p>0.958923784651317</text:p>
              </table:table-cell>
              <table:table-cell office:value-type="float" office:value="0.958923784553682">
                <text:p>0.958923784553682</text:p>
              </table:table-cell>
              <table:table-cell office:value-type="float" office:value="0.958923784543917">
                <text:p>0.958923784543917</text:p>
              </table:table-cell>
              <table:table-cell office:value-type="float" office:value="0.958923784542941">
                <text:p>0.958923784542941</text:p>
              </table:table-cell>
              <table:table-cell office:value-type="float" office:value="0.958923784542844">
                <text:p>0.958923784542844</text:p>
              </table:table-cell>
            </table:table-row>
            <table:table-row>
              <table:table-cell office:value-type="string">
                <text:p>IQCToolbox - ltvs</text:p>
                <draw:g>
                  <svg:desc>Sheet2.A4:Sheet2.A4</svg:desc>
                </draw:g>
              </table:table-cell>
              <table:table-cell office:value-type="float" office:value="0.944567602756851">
                <text:p>0.944567602756851</text:p>
                <draw:g>
                  <svg:desc>Sheet2.B4:Sheet2.K4</svg:desc>
                </draw:g>
              </table:table-cell>
              <table:table-cell office:value-type="float" office:value="0.960015925453968">
                <text:p>0.960015925453968</text:p>
              </table:table-cell>
              <table:table-cell office:value-type="float" office:value="0.959838071779446">
                <text:p>0.959838071779446</text:p>
              </table:table-cell>
              <table:table-cell office:value-type="float" office:value="0.960504202752733">
                <text:p>0.960504202752733</text:p>
              </table:table-cell>
              <table:table-cell office:value-type="float" office:value="0.959763656386857">
                <text:p>0.959763656386857</text:p>
              </table:table-cell>
              <table:table-cell office:value-type="float" office:value="0.962897602858273">
                <text:p>0.962897602858273</text:p>
              </table:table-cell>
              <table:table-cell office:value-type="float" office:value="0.987792710360593">
                <text:p>0.987792710360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PVTools - LFT/IQC</text:p>
                <draw:g>
                  <svg:desc>Sheet2.A5:Sheet2.A5</svg:desc>
                </draw:g>
              </table:table-cell>
              <table:table-cell office:value-type="float" office:value="0.945191016155451">
                <text:p>0.945191016155451</text:p>
                <draw:g>
                  <svg:desc>Sheet2.B5:Sheet2.K5</svg:desc>
                </draw:g>
              </table:table-cell>
              <table:table-cell office:value-type="float" office:value="0.959720045126855">
                <text:p>0.959720045126855</text:p>
              </table:table-cell>
              <table:table-cell office:value-type="float" office:value="0.959313774328746">
                <text:p>0.959313774328746</text:p>
              </table:table-cell>
              <table:table-cell office:value-type="float" office:value="0.959693968839741">
                <text:p>0.959693968839741</text:p>
              </table:table-cell>
              <table:table-cell office:value-type="float" office:value="0.959543511530848">
                <text:p>0.959543511530848</text:p>
              </table:table-cell>
              <table:table-cell office:value-type="float" office:value="0.959580896024629">
                <text:p>0.959580896024629</text:p>
              </table:table-cell>
              <table:table-cell office:value-type="float" office:value="0.95939790357276">
                <text:p>0.95939790357276</text:p>
              </table:table-cell>
              <table:table-cell office:value-type="float" office:value="0.959577209502314">
                <text:p>0.959577209502314</text:p>
              </table:table-cell>
              <table:table-cell office:value-type="float" office:value="NaN">
                <text:p>NaN</text:p>
              </table:table-cell>
              <table:table-cell office:value-type="float" office:value="0.959501414358327">
                <text:p>0.959501414358327</text:p>
              </table:table-cell>
            </table:table-row>
            <table:table-row>
              <table:table-cell office:value-type="string">
                <text:p>Polytopic a. with Finsler (old)</text:p>
                <draw:g>
                  <svg:desc>Sheet2.A6:Sheet2.A6</svg:desc>
                </draw:g>
              </table:table-cell>
              <table:table-cell office:value-type="float" office:value="0.942031475464013">
                <text:p>0.942031475464013</text:p>
                <draw:g>
                  <svg:desc>Sheet2.B6:Sheet2.K6</svg:desc>
                </draw:g>
              </table:table-cell>
              <table:table-cell office:value-type="float" office:value="0.942031477231332">
                <text:p>0.942031477231332</text:p>
              </table:table-cell>
              <table:table-cell office:value-type="float" office:value="0.942104412904722">
                <text:p>0.942104412904722</text:p>
              </table:table-cell>
              <table:table-cell office:value-type="float" office:value="0.942038746869841">
                <text:p>0.942038746869841</text:p>
              </table:table-cell>
              <table:table-cell office:value-type="float" office:value="0.942032826030229">
                <text:p>0.942032826030229</text:p>
              </table:table-cell>
              <table:table-cell office:value-type="float" office:value="0.957152196932508">
                <text:p>0.957152196932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olytopic a. with Finsler</text:p>
                <draw:g>
                  <svg:desc>Sheet2.A7:Sheet2.A7</svg:desc>
                </draw:g>
              </table:table-cell>
              <table:table-cell office:value-type="float" office:value="0.94203147583124">
                <text:p>0.94203147583124</text:p>
                <draw:g>
                  <svg:desc>Sheet2.B7:Sheet2.K7</svg:desc>
                </draw:g>
              </table:table-cell>
              <table:table-cell office:value-type="float" office:value="0.942031474668614">
                <text:p>0.942031474668614</text:p>
              </table:table-cell>
              <table:table-cell office:value-type="float" office:value="0.943046826288262">
                <text:p>0.943046826288262</text:p>
              </table:table-cell>
              <table:table-cell office:value-type="float" office:value="0.942036518592807">
                <text:p>0.942036518592807</text:p>
              </table:table-cell>
              <table:table-cell office:value-type="float" office:value="0.942080133138729">
                <text:p>0.942080133138729</text:p>
              </table:table-cell>
              <table:table-cell office:value-type="float" office:value="0.953428773823273">
                <text:p>0.953428773823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u and Prajna 2005, SOS approach</text:p>
                <draw:g>
                  <svg:desc>Sheet2.A8:Sheet2.A8</svg:desc>
                </draw:g>
              </table:table-cell>
              <table:table-cell office:value-type="float" office:value="NaN">
                <text:p>NaN</text:p>
                <draw:g>
                  <svg:desc>Sheet2.B8:Sheet2.K8</svg:desc>
                </draw:g>
              </table:table-cell>
              <table:table-cell office:value-type="float" office:value="0.9462">
                <text:p>0.9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